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1307in" fo:break-before="auto" style:use-optimal-row-height="true"/>
    </style:style>
    <style:style style:name="ro15" style:family="table-row">
      <style:table-row-properties style:row-height="1.4091in" fo:break-before="auto" style:use-optimal-row-height="true"/>
    </style:style>
    <style:style style:name="ro16" style:family="table-row">
      <style:table-row-properties style:row-height="1.6555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order="0.0008in solid #000000" fo:padding="0.028in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0" style:family="table-cell" style:parent-style-name="Default"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string">
            <text:p>1.0</text:p>
          </table:table-cell>
          <table:table-cell table:style-name="ce34" office:value-type="string">
            <text:p>Remove TuanLA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5">
            <text:p>1.5</text:p>
          </table:table-cell>
          <table:table-cell table:style-name="ce34" office:value-type="string">
            <text:p>Remove NgaT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6">
            <text:p>1.6</text:p>
          </table:table-cell>
          <table:table-cell table:style-name="ce34" office:value-type="string">
            <text:p>Remove MinhP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7">
            <text:p>1.7</text:p>
          </table:table-cell>
          <table:table-cell table:style-name="ce34" office:value-type="string">
            <text:p>Remove ThoaiVK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8">
            <text:p>1.8</text:p>
          </table:table-cell>
          <table:table-cell table:style-name="ce34" office:value-type="string">
            <text:p>Remove HungNDT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9">
            <text:p>1.9</text:p>
          </table:table-cell>
          <table:table-cell table:style-name="ce34" office:value-type="string">
            <text:p>Remove PhuocNC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7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126in" draw:caption-point-x="-0.7689in" draw:caption-point-y="0.950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102in" draw:caption-point-x="-0.2402in" draw:caption-point-y="0.653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102in" draw:caption-point-x="-0.2622in" draw:caption-point-y="0.653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102in" draw:caption-point-x="-0.2402in" draw:caption-point-y="0.653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102in" draw:caption-point-x="-0.2402in" draw:caption-point-y="0.653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9689in" draw:caption-point-x="-1.4484in" draw:caption-point-y="0.394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10-31T17:29:25.12">
            <text:p>10/31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56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1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4]=[.$B7];[Thong_Tin_Ngay_Nghi_201709.$C$3:.$C$64])+ SUMPRODUCT([Thong_Tin_Ngay_Nghi_201710.$B$3:.$B$64]=[.$B7];[Thong_Tin_Ngay_Nghi_201710.$C$3:.$C$64])" office:value-type="float" office:value="10.5">
            <text:p>10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9"/>
          <table:table-cell table:style-name="ce49" table:formula="of:=[.I7]+[.K7] +[.J7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10-31T17:29:28.65">
            <text:p>10/31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0">
            <text:p>10</text:p>
          </table:table-cell>
          <table:table-cell table:style-name="ce57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4]=[.$B8];[Thong_Tin_Ngay_Nghi_201709.$C$3:.$C$64])+ SUMPRODUCT([Thong_Tin_Ngay_Nghi_201710.$B$3:.$B$64]=[.$B8];[Thong_Tin_Ngay_Nghi_201710.$C$3:.$C$64])" office:value-type="float" office:value="19">
            <text:p>19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8">
            <text:p>-8</text:p>
          </table:table-cell>
          <table:table-cell table:number-columns-repeated="2" table:style-name="ce49"/>
          <table:table-cell table:style-name="ce49" table:formula="of:=[.I8]+[.K8] +[.J8]" office:value-type="float" office:value="-8">
            <text:p>-8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7">
            <text:p>06/27/17</text:p>
          </table:table-cell>
          <table:table-cell table:style-name="ce51" table:formula="of:=IF(YEAR(NOW())&gt;YEAR([.D9]);DATE(YEAR([.D9]);12;31);NOW())" office:value-type="date" office:date-value="2017-10-31T17:29:28.65">
            <text:p>10/31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7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2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4]=[.$B9];[Thong_Tin_Ngay_Nghi_201709.$C$3:.$C$64])+ SUMPRODUCT([Thong_Tin_Ngay_Nghi_201710.$B$3:.$B$64]=[.$B9];[Thong_Tin_Ngay_Nghi_201710.$C$3:.$C$64])" office:value-type="float" office:value="6">
            <text:p>6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2">
            <text:p>-2</text:p>
          </table:table-cell>
          <table:table-cell table:number-columns-repeated="2" table:style-name="ce49"/>
          <table:table-cell table:style-name="ce49" table:formula="of:=[.I9]+[.K9] +[.J9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10-31T17:29:28.65">
            <text:p>10/31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57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2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4]=[.$B10];[Thong_Tin_Ngay_Nghi_201709.$C$3:.$C$64])+ SUMPRODUCT([Thong_Tin_Ngay_Nghi_201710.$B$3:.$B$64]=[.$B10];[Thong_Tin_Ngay_Nghi_201710.$C$3:.$C$64])" office:value-type="float" office:value="12.5">
            <text:p>12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1.5">
            <text:p>1.5</text:p>
          </table:table-cell>
          <table:table-cell table:number-columns-repeated="2" table:style-name="ce49"/>
          <table:table-cell table:style-name="ce49" table:formula="of:=[.I10]+[.K10] +[.J10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01">
            <text:p>07/01/17</text:p>
          </table:table-cell>
          <table:table-cell table:style-name="ce51" table:formula="of:=IF(YEAR(NOW())&gt;YEAR([.D11]);DATE(YEAR([.D11]);12;31);NOW())" office:value-type="date" office:date-value="2017-10-31T17:29:28.66">
            <text:p>10/31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7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2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4]=[.$B11];[Thong_Tin_Ngay_Nghi_201709.$C$3:.$C$64])+ SUMPRODUCT([Thong_Tin_Ngay_Nghi_201710.$B$3:.$B$64]=[.$B11];[Thong_Tin_Ngay_Nghi_201710.$C$3:.$C$64])" office:value-type="float" office:value="12">
            <text:p>12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8">
            <text:p>-8</text:p>
          </table:table-cell>
          <table:table-cell table:number-columns-repeated="2" table:style-name="ce49"/>
          <table:table-cell table:style-name="ce49" table:formula="of:=[.I11]+[.K11] +[.J11]" office:value-type="float" office:value="-8">
            <text:p>-8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10-31T17:29:28.66">
            <text:p>10/31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0">
            <text:p>10</text:p>
          </table:table-cell>
          <table:table-cell table:style-name="ce57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2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4]=[.$B12];[Thong_Tin_Ngay_Nghi_201709.$C$3:.$C$64])+ SUMPRODUCT([Thong_Tin_Ngay_Nghi_201710.$B$3:.$B$64]=[.$B12];[Thong_Tin_Ngay_Nghi_201710.$C$3:.$C$64])" office:value-type="float" office:value="6">
            <text:p>6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4">
            <text:p>4</text:p>
          </table:table-cell>
          <table:table-cell table:number-columns-repeated="2" table:style-name="ce49"/>
          <table:table-cell table:style-name="ce49" table:formula="of:=[.I12]+[.K12] +[.J12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0-31T17:29:28.66">
            <text:p>10/31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0">
            <text:p>10</text:p>
          </table:table-cell>
          <table:table-cell table:style-name="ce57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2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4]=[.$B13];[Thong_Tin_Ngay_Nghi_201709.$C$3:.$C$64])+ SUMPRODUCT([Thong_Tin_Ngay_Nghi_201710.$B$3:.$B$64]=[.$B13];[Thong_Tin_Ngay_Nghi_201710.$C$3:.$C$64])" office:value-type="float" office:value="24">
            <text:p>24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9">
            <text:p>-9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3]+[.K13] +[.J13]" office:value-type="float" office:value="-3.5">
            <text:p>-3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10-31T17:29:28.66">
            <text:p>10/31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57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4]=[.$B14];[Thong_Tin_Ngay_Nghi_201709.$C$3:.$C$64])+ SUMPRODUCT([Thong_Tin_Ngay_Nghi_201710.$B$3:.$B$64]=[.$B14];[Thong_Tin_Ngay_Nghi_201710.$C$3:.$C$64])" office:value-type="float" office:value="13">
            <text:p>13</text:p>
          </table:table-cell>
          <table:table-cell table:style-name="ce50" table:formula="of:=IF(DATE(YEAR([.E14]);MONTH([.E14]);DAY([.E14]))&lt;=DATE(YEAR([.E14]);3;31); [.C14]-[.G14] + [.F14]; IF([.G14]-[.C14]&lt;0;[.G14] + [.F14] -[.H14];[.F14]+[.C14]-[.H14]))" office:value-type="float" office:value="-3">
            <text:p>-3</text:p>
          </table:table-cell>
          <table:table-cell table:number-columns-repeated="2" table:style-name="ce50"/>
          <table:table-cell table:style-name="ce50" table:formula="of:=[.I14]+[.K14] +[.J14]" office:value-type="float" office:value="-3">
            <text:p>-3</text:p>
          </table:table-cell>
          <table:table-cell table:style-name="ce64"/>
          <table:table-cell table:style-name="ce66" table:number-columns-repeated="1011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10-31T17:29:28.66">
            <text:p>10/31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57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2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4]=[.$B15];[Thong_Tin_Ngay_Nghi_201709.$C$3:.$C$64])+ SUMPRODUCT([Thong_Tin_Ngay_Nghi_201710.$B$3:.$B$64]=[.$B15];[Thong_Tin_Ngay_Nghi_201710.$C$3:.$C$64])" office:value-type="float" office:value="10">
            <text:p>10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9"/>
          <table:table-cell table:style-name="ce49" table:formula="of:=[.I15]+[.K15] +[.J15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6]);DATE(YEAR([.D16]);12;31);NOW())" office:value-type="date" office:date-value="2017-10-31T17:29:28.66">
            <text:p>10/31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0">
            <text:p>10</text:p>
          </table:table-cell>
          <table:table-cell table:style-name="ce57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4]=[.$B16];[Thong_Tin_Ngay_Nghi_201709.$C$3:.$C$64])+ SUMPRODUCT([Thong_Tin_Ngay_Nghi_201710.$B$3:.$B$64]=[.$B16];[Thong_Tin_Ngay_Nghi_201710.$C$3:.$C$64])" office:value-type="float" office:value="20.5">
            <text:p>20.5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7.5">
            <text:p>-7.5</text:p>
          </table:table-cell>
          <table:table-cell table:style-name="ce50"/>
          <table:table-cell table:style-name="ce50" table:formula="of:=6" office:value-type="float" office:value="6">
            <text:p>6</text:p>
          </table:table-cell>
          <table:table-cell table:style-name="ce49" table:formula="of:=[.I16]+[.K16] +[.J16]" office:value-type="float" office:value="-1.5">
            <text:p>-1.5</text:p>
          </table:table-cell>
          <table:table-cell table:style-name="ce63" office:value-type="string">
            <text:p>Những ngày nghỉ này đã trừ vào lương → sẽ ko trừ vào phép nữa:</text:p>
            <text:p>- Tháng 7 6 ngày</text:p>
          </table:table-cell>
          <table:table-cell table:style-name="ce66" table:number-columns-repeated="1011"/>
        </table:table-row>
        <table:table-row table:style-name="ro13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10-31T17:29:28.66">
            <text:p>10/31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0">
            <text:p>10</text:p>
          </table:table-cell>
          <table:table-cell table:style-name="ce57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2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4]=[.$B17];[Thong_Tin_Ngay_Nghi_201709.$C$3:.$C$64])+ SUMPRODUCT([Thong_Tin_Ngay_Nghi_201710.$B$3:.$B$64]=[.$B17];[Thong_Tin_Ngay_Nghi_201710.$C$3:.$C$64])" office:value-type="float" office:value="8.5">
            <text:p>8.5</text:p>
          </table:table-cell>
          <table:table-cell table:style-name="ce49" table:formula="of:=IF(DATE(YEAR([.E17]);MONTH([.E17]);DAY([.E17]))&lt;=DATE(YEAR([.E17]);3;31); [.C17]-[.G17] + [.F17]; IF([.G17]-[.C16]&lt;0;[.G17] + [.F17] -[.H17];[.F17]+[.C17]-[.H17]))" office:value-type="float" office:value="1.5">
            <text:p>1.5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7]+[.K17] +[.J17]" office:value-type="float" office:value="4.5">
            <text:p>4.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4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10-31T17:29:28.66">
            <text:p>10/31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0">
            <text:p>10</text:p>
          </table:table-cell>
          <table:table-cell table:style-name="ce57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2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4]=[.$B18];[Thong_Tin_Ngay_Nghi_201709.$C$3:.$C$64])+ SUMPRODUCT([Thong_Tin_Ngay_Nghi_201710.$B$3:.$B$64]=[.$B18];[Thong_Tin_Ngay_Nghi_201710.$C$3:.$C$64])" office:value-type="float" office:value="21">
            <text:p>21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11">
            <text:p>-11</text:p>
          </table:table-cell>
          <table:table-cell table:style-name="ce49"/>
          <table:table-cell table:style-name="ce49" table:formula="of:=1.5+3.5+6" office:value-type="float" office:value="11">
            <text:p>11</text:p>
          </table:table-cell>
          <table:table-cell table:style-name="ce49" table:formula="of:=[.I18]+[.K18] +[.J18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</table:table-cell>
          <table:table-cell table:number-columns-repeated="1011"/>
        </table:table-row>
        <table:table-row table:style-name="ro13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20">
            <text:p>07/20/17</text:p>
          </table:table-cell>
          <table:table-cell table:style-name="ce51" table:formula="of:=IF(YEAR(NOW())&gt;YEAR([.D19]);DATE(YEAR([.D19]);12;31);NOW())" office:value-type="date" office:date-value="2017-10-31T17:29:28.66">
            <text:p>10/31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57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2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4]=[.$B19];[Thong_Tin_Ngay_Nghi_201709.$C$3:.$C$64])+ SUMPRODUCT([Thong_Tin_Ngay_Nghi_201710.$B$3:.$B$64]=[.$B19];[Thong_Tin_Ngay_Nghi_201710.$C$3:.$C$64])" office:value-type="float" office:value="0.5">
            <text:p>0.5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2.5">
            <text:p>2.5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19]+[.K19] +[.J19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10-31T17:29:28.66">
            <text:p>10/31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0">
            <text:p>10</text:p>
          </table:table-cell>
          <table:table-cell table:style-name="ce57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4]=[.$B20];[Thong_Tin_Ngay_Nghi_201709.$C$3:.$C$64])+ SUMPRODUCT([Thong_Tin_Ngay_Nghi_201710.$B$3:.$B$64]=[.$B20];[Thong_Tin_Ngay_Nghi_201710.$C$3:.$C$64])" office:value-type="float" office:value="52.5">
            <text:p>52.5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-42.5">
            <text:p>-42.5</text:p>
          </table:table-cell>
          <table:table-cell table:number-columns-repeated="2" table:style-name="ce49"/>
          <table:table-cell table:style-name="ce49" table:formula="of:=[.I20]+[.K20] +[.J20]" office:value-type="float" office:value="-42.5">
            <text:p>-4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10-31T17:29:28.66">
            <text:p>10/31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57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2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4]=[.$B21];[Thong_Tin_Ngay_Nghi_201709.$C$3:.$C$64])+ SUMPRODUCT([Thong_Tin_Ngay_Nghi_201710.$B$3:.$B$64]=[.$B21];[Thong_Tin_Ngay_Nghi_201710.$C$3:.$C$64])" office:value-type="float" office:value="11">
            <text:p>11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1.5">
            <text:p>1.5</text:p>
          </table:table-cell>
          <table:table-cell table:number-columns-repeated="2" table:style-name="ce49"/>
          <table:table-cell table:style-name="ce49" table:formula="of:=[.I21]+[.K21] +[.J21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2]);DATE(YEAR([.D22]);12;31);NOW())" office:value-type="date" office:date-value="2017-10-31T17:29:28.66">
            <text:p>10/31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9">
            <text:p>9</text:p>
          </table:table-cell>
          <table:table-cell table:style-name="ce57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4]=[.$B22];[Thong_Tin_Ngay_Nghi_201709.$C$3:.$C$64])+ SUMPRODUCT([Thong_Tin_Ngay_Nghi_201710.$B$3:.$B$64]=[.$B22];[Thong_Tin_Ngay_Nghi_201710.$C$3:.$C$64])" office:value-type="float" office:value="3">
            <text:p>3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6">
            <text:p>6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2]+[.K22] +[.J22]" office:value-type="float" office:value="6.5">
            <text:p>6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10-31T17:29:28.66">
            <text:p>10/31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0">
            <text:p>10</text:p>
          </table:table-cell>
          <table:table-cell table:style-name="ce57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2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4]=[.$B23];[Thong_Tin_Ngay_Nghi_201709.$C$3:.$C$64])+ SUMPRODUCT([Thong_Tin_Ngay_Nghi_201710.$B$3:.$B$64]=[.$B23];[Thong_Tin_Ngay_Nghi_201710.$C$3:.$C$64])" office:value-type="float" office:value="7">
            <text:p>7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3">
            <text:p>3</text:p>
          </table:table-cell>
          <table:table-cell table:number-columns-repeated="2" table:style-name="ce49"/>
          <table:table-cell table:style-name="ce49" table:formula="of:=[.I23]+[.K23] +[.J23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10-31T17:29:28.67">
            <text:p>10/31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0">
            <text:p>10</text:p>
          </table:table-cell>
          <table:table-cell table:style-name="ce57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2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4]=[.$B24];[Thong_Tin_Ngay_Nghi_201709.$C$3:.$C$64])+ SUMPRODUCT([Thong_Tin_Ngay_Nghi_201710.$B$3:.$B$64]=[.$B24];[Thong_Tin_Ngay_Nghi_201710.$C$3:.$C$64])" office:value-type="float" office:value="9">
            <text:p>9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number-columns-repeated="2" table:style-name="ce49"/>
          <table:table-cell table:style-name="ce49" table:formula="of:=[.I24]+[.K24] +[.J24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10-31T17:29:28.67">
            <text:p>10/31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0">
            <text:p>10</text:p>
          </table:table-cell>
          <table:table-cell table:style-name="ce57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2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4]=[.$B25];[Thong_Tin_Ngay_Nghi_201709.$C$3:.$C$64])+ SUMPRODUCT([Thong_Tin_Ngay_Nghi_201710.$B$3:.$B$64]=[.$B25];[Thong_Tin_Ngay_Nghi_201710.$C$3:.$C$64])" office:value-type="float" office:value="10.5">
            <text:p>10.5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0.5">
            <text:p>-0.5</text:p>
          </table:table-cell>
          <table:table-cell table:number-columns-repeated="2" table:style-name="ce49"/>
          <table:table-cell table:style-name="ce49" table:formula="of:=[.I25]+[.K25] +[.J25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10-31T17:29:28.67">
            <text:p>10/31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57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4]=[.$B26];[Thong_Tin_Ngay_Nghi_201709.$C$3:.$C$64])+ SUMPRODUCT([Thong_Tin_Ngay_Nghi_201710.$B$3:.$B$64]=[.$B26];[Thong_Tin_Ngay_Nghi_201710.$C$3:.$C$64])" office:value-type="float" office:value="7">
            <text:p>7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49"/>
          <table:table-cell table:style-name="ce49" table:formula="of:=[.I26]+[.K26] +[.J26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10-31T17:29:28.67">
            <text:p>10/31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0">
            <text:p>10</text:p>
          </table:table-cell>
          <table:table-cell table:style-name="ce57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2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4]=[.$B27];[Thong_Tin_Ngay_Nghi_201709.$C$3:.$C$64])+ SUMPRODUCT([Thong_Tin_Ngay_Nghi_201710.$B$3:.$B$64]=[.$B27];[Thong_Tin_Ngay_Nghi_201710.$C$3:.$C$64])" office:value-type="float" office:value="12.5">
            <text:p>12.5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-1.5">
            <text:p>-1.5</text:p>
          </table:table-cell>
          <table:table-cell table:number-columns-repeated="2" table:style-name="ce49"/>
          <table:table-cell table:style-name="ce49" table:formula="of:=[.I27]+[.K27] +[.J27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10-31T17:29:28.67">
            <text:p>10/31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0">
            <text:p>10</text:p>
          </table:table-cell>
          <table:table-cell table:style-name="ce57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2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4]=[.$B28];[Thong_Tin_Ngay_Nghi_201709.$C$3:.$C$64])+ SUMPRODUCT([Thong_Tin_Ngay_Nghi_201710.$B$3:.$B$64]=[.$B28];[Thong_Tin_Ngay_Nghi_201710.$C$3:.$C$64])" office:value-type="float" office:value="5.5">
            <text:p>5.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6.5">
            <text:p>6.5</text:p>
          </table:table-cell>
          <table:table-cell table:number-columns-repeated="2" table:style-name="ce49"/>
          <table:table-cell table:style-name="ce49" table:formula="of:=[.I28]+[.K28] +[.J28]" office:value-type="float" office:value="6.5">
            <text:p>6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10-31T17:29:28.67">
            <text:p>10/31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57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62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4]=[.$B29];[Thong_Tin_Ngay_Nghi_201709.$C$3:.$C$64])+ SUMPRODUCT([Thong_Tin_Ngay_Nghi_201710.$B$3:.$B$64]=[.$B29];[Thong_Tin_Ngay_Nghi_201710.$C$3:.$C$64])" office:value-type="float" office:value="0.5">
            <text:p>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9.5">
            <text:p>9.5</text:p>
          </table:table-cell>
          <table:table-cell table:number-columns-repeated="2" table:style-name="ce49"/>
          <table:table-cell table:style-name="ce49" table:formula="of:=[.I29]+[.K29] +[.J29]" office:value-type="float" office:value="9.5">
            <text:p>9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10-31T17:29:28.67">
            <text:p>10/31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57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2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4]=[.$B30];[Thong_Tin_Ngay_Nghi_201709.$C$3:.$C$64])+ SUMPRODUCT([Thong_Tin_Ngay_Nghi_201710.$B$3:.$B$64]=[.$B30];[Thong_Tin_Ngay_Nghi_201710.$C$3:.$C$64])" office:value-type="float" office:value="23.5">
            <text:p>23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9">
            <text:p>-9</text:p>
          </table:table-cell>
          <table:table-cell table:style-name="ce49"/>
          <table:table-cell table:style-name="ce49" table:formula="of:=5+5.5" office:value-type="float" office:value="10.5">
            <text:p>10.5</text:p>
          </table:table-cell>
          <table:table-cell table:style-name="ce49" table:formula="of:=[.I30]+[.K30] +[.J30]" office:value-type="float" office:value="1.5">
            <text:p>1.5</text:p>
          </table:table-cell>
          <table:table-cell table:style-name="ce63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10-31T17:29:28.67">
            <text:p>10/31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0">
            <text:p>10</text:p>
          </table:table-cell>
          <table:table-cell table:style-name="ce57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4]=[.$B31];[Thong_Tin_Ngay_Nghi_201709.$C$3:.$C$64])+ SUMPRODUCT([Thong_Tin_Ngay_Nghi_201710.$B$3:.$B$64]=[.$B31];[Thong_Tin_Ngay_Nghi_201710.$C$3:.$C$64])" office:value-type="float" office:value="16.5">
            <text:p>16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-5">
            <text:p>-5</text:p>
          </table:table-cell>
          <table:table-cell table:number-columns-repeated="2" table:style-name="ce49"/>
          <table:table-cell table:style-name="ce49" table:formula="of:=[.I31]+[.K31] +[.J31]" office:value-type="float" office:value="-5">
            <text:p>-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10-31T17:29:28.67">
            <text:p>10/31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0">
            <text:p>10</text:p>
          </table:table-cell>
          <table:table-cell table:style-name="ce57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62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4]=[.$B32];[Thong_Tin_Ngay_Nghi_201709.$C$3:.$C$64])+ SUMPRODUCT([Thong_Tin_Ngay_Nghi_201710.$B$3:.$B$64]=[.$B32];[Thong_Tin_Ngay_Nghi_201710.$C$3:.$C$64])" office:value-type="float" office:value="12">
            <text:p>12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9"/>
          <table:table-cell table:style-name="ce49" table:formula="of:=[.I32]+[.K32] +[.J32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10-31T17:29:28.67">
            <text:p>10/31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57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62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4]=[.$B33];[Thong_Tin_Ngay_Nghi_201709.$C$3:.$C$64])+ SUMPRODUCT([Thong_Tin_Ngay_Nghi_201710.$B$3:.$B$64]=[.$B33];[Thong_Tin_Ngay_Nghi_201710.$C$3:.$C$64])" office:value-type="float" office:value="13">
            <text:p>13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-1">
            <text:p>-1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3]+[.K33] +[.J33]" office:value-type="float" office:value="2">
            <text:p>2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3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10-31T17:29:28.67">
            <text:p>10/31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0">
            <text:p>10</text:p>
          </table:table-cell>
          <table:table-cell table:style-name="ce57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62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4]=[.$B34];[Thong_Tin_Ngay_Nghi_201709.$C$3:.$C$64])+ SUMPRODUCT([Thong_Tin_Ngay_Nghi_201710.$B$3:.$B$64]=[.$B34];[Thong_Tin_Ngay_Nghi_201710.$C$3:.$C$64])" office:value-type="float" office:value="15.5">
            <text:p>15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-2.5">
            <text:p>-2.5</text:p>
          </table:table-cell>
          <table:table-cell table:style-name="ce49"/>
          <table:table-cell table:style-name="ce49" office:value-type="float" office:value="5">
            <text:p>5</text:p>
          </table:table-cell>
          <table:table-cell table:style-name="ce49" table:formula="of:=[.I34]+[.K34] +[.J34]" office:value-type="float" office:value="2.5">
            <text:p>2.5</text:p>
          </table:table-cell>
          <table:table-cell table:style-name="ce63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10-31T17:29:28.67">
            <text:p>10/31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57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62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4]=[.$B35];[Thong_Tin_Ngay_Nghi_201709.$C$3:.$C$64])+ SUMPRODUCT([Thong_Tin_Ngay_Nghi_201710.$B$3:.$B$64]=[.$B35];[Thong_Tin_Ngay_Nghi_201710.$C$3:.$C$64])" office:value-type="float" office:value="12.5">
            <text:p>12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-1">
            <text:p>-1</text:p>
          </table:table-cell>
          <table:table-cell table:number-columns-repeated="2" table:style-name="ce49"/>
          <table:table-cell table:style-name="ce49" table:formula="of:=[.I35]+[.K35] +[.J35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10-31T17:29:28.68">
            <text:p>10/31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57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4]=[.$B36];[Thong_Tin_Ngay_Nghi_201709.$C$3:.$C$64])+ SUMPRODUCT([Thong_Tin_Ngay_Nghi_201710.$B$3:.$B$64]=[.$B36];[Thong_Tin_Ngay_Nghi_201710.$C$3:.$C$64])" office:value-type="float" office:value="10.5">
            <text:p>10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49"/>
          <table:table-cell table:style-name="ce49" table:formula="of:=[.I36]+[.K36] +[.J36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10-31T17:29:28.68">
            <text:p>10/31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0">
            <text:p>10</text:p>
          </table:table-cell>
          <table:table-cell table:style-name="ce57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62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4]=[.$B37];[Thong_Tin_Ngay_Nghi_201709.$C$3:.$C$64])+ SUMPRODUCT([Thong_Tin_Ngay_Nghi_201710.$B$3:.$B$64]=[.$B37];[Thong_Tin_Ngay_Nghi_201710.$C$3:.$C$64])" office:value-type="float" office:value="11.5">
            <text:p>11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number-columns-repeated="2" table:style-name="ce49"/>
          <table:table-cell table:style-name="ce49" table:formula="of:=[.I37]+[.K37] +[.J37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10-31T17:29:28.68">
            <text:p>10/31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0">
            <text:p>10</text:p>
          </table:table-cell>
          <table:table-cell table:style-name="ce57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1">
            <text:p>1</text:p>
          </table:table-cell>
          <table:table-cell table:style-name="ce62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4]=[.$B38];[Thong_Tin_Ngay_Nghi_201709.$C$3:.$C$64])+ SUMPRODUCT([Thong_Tin_Ngay_Nghi_201710.$B$3:.$B$64]=[.$B38];[Thong_Tin_Ngay_Nghi_201710.$C$3:.$C$64])" office:value-type="float" office:value="2.5">
            <text:p>2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8.5">
            <text:p>8.5</text:p>
          </table:table-cell>
          <table:table-cell table:number-columns-repeated="2" table:style-name="ce49"/>
          <table:table-cell table:style-name="ce49" table:formula="of:=[.I38]+[.K38] +[.J38]" office:value-type="float" office:value="8.5">
            <text:p>8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10-31T17:29:28.68">
            <text:p>10/31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0">
            <text:p>10</text:p>
          </table:table-cell>
          <table:table-cell table:style-name="ce57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4]=[.$B39];[Thong_Tin_Ngay_Nghi_201709.$C$3:.$C$64])+ SUMPRODUCT([Thong_Tin_Ngay_Nghi_201710.$B$3:.$B$64]=[.$B39];[Thong_Tin_Ngay_Nghi_201710.$C$3:.$C$64])" office:value-type="float" office:value="7">
            <text:p>7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7.5">
            <text:p>7.5</text:p>
          </table:table-cell>
          <table:table-cell table:number-columns-repeated="2" table:style-name="ce49"/>
          <table:table-cell table:style-name="ce49" table:formula="of:=[.I39]+[.K39] +[.J39]" office:value-type="float" office:value="7.5">
            <text:p>7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10-31T17:29:28.68">
            <text:p>10/31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57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.5">
            <text:p>1.5</text:p>
          </table:table-cell>
          <table:table-cell table:style-name="ce62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4]=[.$B40];[Thong_Tin_Ngay_Nghi_201709.$C$3:.$C$64])+ SUMPRODUCT([Thong_Tin_Ngay_Nghi_201710.$B$3:.$B$64]=[.$B40];[Thong_Tin_Ngay_Nghi_201710.$C$3:.$C$64])" office:value-type="float" office:value="8">
            <text:p>8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3.5">
            <text:p>3.5</text:p>
          </table:table-cell>
          <table:table-cell table:number-columns-repeated="2" table:style-name="ce49"/>
          <table:table-cell table:style-name="ce49" table:formula="of:=[.I40]+[.K40] +[.J40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10-31T17:29:28.68">
            <text:p>10/31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0">
            <text:p>10</text:p>
          </table:table-cell>
          <table:table-cell table:style-name="ce57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2">
            <text:p>2</text:p>
          </table:table-cell>
          <table:table-cell table:style-name="ce62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4]=[.$B41];[Thong_Tin_Ngay_Nghi_201709.$C$3:.$C$64])+ SUMPRODUCT([Thong_Tin_Ngay_Nghi_201710.$B$3:.$B$64]=[.$B41];[Thong_Tin_Ngay_Nghi_201710.$C$3:.$C$64])" office:value-type="float" office:value="5.5">
            <text:p>5.5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5">
            <text:p>5</text:p>
          </table:table-cell>
          <table:table-cell table:number-columns-repeated="2" table:style-name="ce49"/>
          <table:table-cell table:style-name="ce49" table:formula="of:=[.I41]+[.K41] +[.J41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15">
          <table:table-cell table:style-name="ce42" office:value-type="float" office:value="36">
            <text:p>36</text:p>
          </table:table-cell>
          <table:table-cell table:style-name="ce44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10-31T17:29:28.68">
            <text:p>10/31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0">
            <text:p>10</text:p>
          </table:table-cell>
          <table:table-cell table:style-name="ce57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8.5">
            <text:p>18.5</text:p>
          </table:table-cell>
          <table:table-cell table:style-name="ce62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4]=[.$B42];[Thong_Tin_Ngay_Nghi_201709.$C$3:.$C$64])+ SUMPRODUCT([Thong_Tin_Ngay_Nghi_201710.$B$3:.$B$64]=[.$B42];[Thong_Tin_Ngay_Nghi_201710.$C$3:.$C$64])" office:value-type="float" office:value="37.5">
            <text:p>37.5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24">
            <text:p>-24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2]+[.K42] +[.J42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4" office:value-type="string">
            <text:p>PhongP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2">
            <text:p>06/22/17</text:p>
          </table:table-cell>
          <table:table-cell table:style-name="ce51" table:formula="of:=IF(YEAR(NOW())&gt;YEAR([.D43]);DATE(YEAR([.D43]);12;31);NOW())" office:value-type="date" office:date-value="2017-10-31T17:29:28.68">
            <text:p>10/31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7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0">
            <text:p>0</text:p>
          </table:table-cell>
          <table:table-cell table:style-name="ce62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4]=[.$B43];[Thong_Tin_Ngay_Nghi_201709.$C$3:.$C$64])+ SUMPRODUCT([Thong_Tin_Ngay_Nghi_201710.$B$3:.$B$64]=[.$B43];[Thong_Tin_Ngay_Nghi_201710.$C$3:.$C$64])" office:value-type="float" office:value="6">
            <text:p>6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2">
            <text:p>-2</text:p>
          </table:table-cell>
          <table:table-cell table:style-name="ce49"/>
          <table:table-cell table:style-name="ce49" table:formula="of:=1+0.5" office:value-type="float" office:value="1.5">
            <text:p>1.5</text:p>
          </table:table-cell>
          <table:table-cell table:style-name="ce49" table:formula="of:=[.I43]+[.K43] +[.J43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6">
          <table:table-cell table:style-name="ce4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10-31T17:29:25.13">
            <text:p>10/31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0">
            <text:p>10</text:p>
          </table:table-cell>
          <table:table-cell table:style-name="ce57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5">
            <text:p>5</text:p>
          </table:table-cell>
          <table:table-cell table:style-name="ce62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4]=[.$B44];[Thong_Tin_Ngay_Nghi_201709.$C$3:.$C$64])+ SUMPRODUCT([Thong_Tin_Ngay_Nghi_201710.$B$3:.$B$64]=[.$B44];[Thong_Tin_Ngay_Nghi_201710.$C$3:.$C$64])" office:value-type="float" office:value="18.5">
            <text:p>18.5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-8.5">
            <text:p>-8.5</text:p>
          </table:table-cell>
          <table:table-cell table:style-name="ce49"/>
          <table:table-cell table:style-name="ce49" table:formula="of:=1+1.5+1.5+2+1+1.5" office:value-type="float" office:value="8.5">
            <text:p>8.5</text:p>
          </table:table-cell>
          <table:table-cell table:style-name="ce49" table:formula="of:=[.I44]+[.K44] +[.J44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10-31T17:29:25.13">
            <text:p>10/31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0">
            <text:p>10</text:p>
          </table:table-cell>
          <table:table-cell table:style-name="ce57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4]=[.$B45];[Thong_Tin_Ngay_Nghi_201709.$C$3:.$C$64])+ SUMPRODUCT([Thong_Tin_Ngay_Nghi_201710.$B$3:.$B$64]=[.$B45];[Thong_Tin_Ngay_Nghi_201710.$C$3:.$C$64])" office:value-type="float" office:value="13">
            <text:p>13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1">
            <text:p>1</text:p>
          </table:table-cell>
          <table:table-cell table:number-columns-repeated="2" table:style-name="ce49"/>
          <table:table-cell table:style-name="ce49" table:formula="of:=[.I45]+[.K45] +[.J45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10-31T17:29:25.13">
            <text:p>10/31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0">
            <text:p>10</text:p>
          </table:table-cell>
          <table:table-cell table:style-name="ce57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8.5">
            <text:p>8.5</text:p>
          </table:table-cell>
          <table:table-cell table:style-name="ce62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4]=[.$B46];[Thong_Tin_Ngay_Nghi_201709.$C$3:.$C$64])+ SUMPRODUCT([Thong_Tin_Ngay_Nghi_201710.$B$3:.$B$64]=[.$B46];[Thong_Tin_Ngay_Nghi_201710.$C$3:.$C$64])" office:value-type="float" office:value="23.5">
            <text:p>23.5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46]+[.K46] +[.J46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7]);DATE(YEAR([.D47]);12;31);NOW())" office:value-type="date" office:date-value="2017-10-31T17:29:25.13">
            <text:p>10/31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57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0">
            <text:p>0</text:p>
          </table:table-cell>
          <table:table-cell table:style-name="ce62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4]=[.$B47];[Thong_Tin_Ngay_Nghi_201709.$C$3:.$C$64])+ SUMPRODUCT([Thong_Tin_Ngay_Nghi_201710.$B$3:.$B$64]=[.$B47];[Thong_Tin_Ngay_Nghi_201710.$C$3:.$C$64])" office:value-type="float" office:value="2">
            <text:p>2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6">
            <text:p>6</text:p>
          </table:table-cell>
          <table:table-cell table:number-columns-repeated="2" table:style-name="ce49"/>
          <table:table-cell table:style-name="ce49" table:formula="of:=[.I47]+[.K47] +[.J47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2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10-31T17:29:25.13">
            <text:p>10/31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0">
            <text:p>10</text:p>
          </table:table-cell>
          <table:table-cell table:style-name="ce57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20.5">
            <text:p>20.5</text:p>
          </table:table-cell>
          <table:table-cell table:style-name="ce62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4]=[.$B48];[Thong_Tin_Ngay_Nghi_201709.$C$3:.$C$64])+ SUMPRODUCT([Thong_Tin_Ngay_Nghi_201710.$B$3:.$B$64]=[.$B48];[Thong_Tin_Ngay_Nghi_201710.$C$3:.$C$64])" office:value-type="float" office:value="28.5">
            <text:p>28.5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6">
            <text:p>-16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48]+[.K48] +[.J48]" office:value-type="float" office:value="-1">
            <text:p>-1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49]);DATE(YEAR([.D49]);12;31);NOW())" office:value-type="date" office:date-value="2017-10-31T17:29:25.13">
            <text:p>10/31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6">
            <text:p>6</text:p>
          </table:table-cell>
          <table:table-cell table:style-name="ce57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62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4]=[.$B49];[Thong_Tin_Ngay_Nghi_201709.$C$3:.$C$64])+ SUMPRODUCT([Thong_Tin_Ngay_Nghi_201710.$B$3:.$B$64]=[.$B49];[Thong_Tin_Ngay_Nghi_201710.$C$3:.$C$64])" office:value-type="float" office:value="3">
            <text:p>3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3">
            <text:p>3</text:p>
          </table:table-cell>
          <table:table-cell table:style-name="ce49"/>
          <table:table-cell table:style-name="ce49" table:formula="of:=0.5+1" office:value-type="float" office:value="1.5">
            <text:p>1.5</text:p>
          </table:table-cell>
          <table:table-cell table:style-name="ce49" table:formula="of:=[.I49]+[.K49] +[.J49]" office:value-type="float" office:value="4.5">
            <text:p>4.5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10-31T17:29:25.13">
            <text:p>10/31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0">
            <text:p>10</text:p>
          </table:table-cell>
          <table:table-cell table:style-name="ce57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4]=[.$B50];[Thong_Tin_Ngay_Nghi_201709.$C$3:.$C$64])+ SUMPRODUCT([Thong_Tin_Ngay_Nghi_201710.$B$3:.$B$64]=[.$B50];[Thong_Tin_Ngay_Nghi_201710.$C$3:.$C$64])" office:value-type="float" office:value="29.5">
            <text:p>29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19.5">
            <text:p>-19.5</text:p>
          </table:table-cell>
          <table:table-cell table:number-columns-repeated="2" table:style-name="ce49"/>
          <table:table-cell table:style-name="ce49" table:formula="of:=[.I50]+[.K50] +[.J50]" office:value-type="float" office:value="-19.5">
            <text:p>-19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10-31T17:29:25.13">
            <text:p>10/31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7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3">
            <text:p>3</text:p>
          </table:table-cell>
          <table:table-cell table:style-name="ce62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4]=[.$B51];[Thong_Tin_Ngay_Nghi_201709.$C$3:.$C$64])+ SUMPRODUCT([Thong_Tin_Ngay_Nghi_201710.$B$3:.$B$64]=[.$B51];[Thong_Tin_Ngay_Nghi_201710.$C$3:.$C$64])" office:value-type="float" office:value="7">
            <text:p>7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6">
            <text:p>6</text:p>
          </table:table-cell>
          <table:table-cell table:number-columns-repeated="2" table:style-name="ce49"/>
          <table:table-cell table:style-name="ce49" table:formula="of:=[.I51]+[.K51] +[.J51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6" office:value-type="string">
            <text:p>TuanTQP</text:p>
          </table:table-cell>
          <table:table-cell table:style-name="ce49"/>
          <table:table-cell table:style-name="ce51" office:value-type="date" office:date-value="2017-08-01">
            <text:p>08/01/17</text:p>
          </table:table-cell>
          <table:table-cell table:style-name="ce51" table:formula="of:=IF(YEAR(NOW())&gt;YEAR([.D52]);DATE(YEAR([.D52]);12;31);NOW())" office:value-type="date" office:date-value="2017-10-31T17:29:25.13">
            <text:p>10/31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3">
            <text:p>3</text:p>
          </table:table-cell>
          <table:table-cell table:style-name="ce57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0">
            <text:p>0</text:p>
          </table:table-cell>
          <table:table-cell table:style-name="ce62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4]=[.$B52];[Thong_Tin_Ngay_Nghi_201709.$C$3:.$C$64])+ SUMPRODUCT([Thong_Tin_Ngay_Nghi_201710.$B$3:.$B$64]=[.$B52];[Thong_Tin_Ngay_Nghi_201710.$C$3:.$C$64])" office:value-type="float" office:value="3">
            <text:p>3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0">
            <text:p>0</text:p>
          </table:table-cell>
          <table:table-cell table:number-columns-repeated="2" table:style-name="ce49"/>
          <table:table-cell table:style-name="ce49" table:formula="of:=[.I52]+[.K52] +[.J52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3]);DATE(YEAR([.D53]);12;31);NOW())" office:value-type="date" office:date-value="2017-10-31T17:29:25.13">
            <text:p>10/31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0">
            <text:p>10</text:p>
          </table:table-cell>
          <table:table-cell table:style-name="ce57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4]=[.$B53];[Thong_Tin_Ngay_Nghi_201709.$C$3:.$C$64])+ SUMPRODUCT([Thong_Tin_Ngay_Nghi_201710.$B$3:.$B$64]=[.$B53];[Thong_Tin_Ngay_Nghi_201710.$C$3:.$C$64])" office:value-type="float" office:value="16.5">
            <text:p>16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0">
            <text:p>0</text:p>
          </table:table-cell>
          <table:table-cell table:number-columns-repeated="2" table:style-name="ce49"/>
          <table:table-cell table:style-name="ce49" table:formula="of:=[.I53]+[.K53] +[.J53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7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10-31T17:29:25.13">
            <text:p>10/31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0">
            <text:p>10</text:p>
          </table:table-cell>
          <table:table-cell table:style-name="ce57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4]=[.$B54];[Thong_Tin_Ngay_Nghi_201709.$C$3:.$C$64])+ SUMPRODUCT([Thong_Tin_Ngay_Nghi_201710.$B$3:.$B$64]=[.$B54];[Thong_Tin_Ngay_Nghi_201710.$C$3:.$C$64])" office:value-type="float" office:value="10">
            <text:p>10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0.5">
            <text:p>0.5</text:p>
          </table:table-cell>
          <table:table-cell table:number-columns-repeated="2" table:style-name="ce49"/>
          <table:table-cell table:style-name="ce49" table:formula="of:=[.I54]+[.K54] +[.J54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47in" draw:caption-point-x="-0.2402in" draw:caption-point-y="0.6134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51in" draw:caption-point-x="-0.2402in" draw:caption-point-y="0.613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59in" draw:caption-point-x="-0.2402in" draw:caption-point-y="0.6122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79in" draw:caption-point-x="-0.2402in" draw:caption-point-y="0.6102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1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18in" draw:caption-point-x="-0.2402in" draw:caption-point-y="0.6063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57in" draw:caption-point-x="-0.2402in" draw:caption-point-y="0.5524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28in" draw:caption-point-x="-0.2402in" draw:caption-point-y="0.613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31in" draw:caption-point-x="-0.2402in" draw:caption-point-y="0.6126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43in" draw:caption-point-x="-0.2402in" draw:caption-point-y="0.6114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79in" draw:caption-point-x="-0.2402in" draw:caption-point-y="0.6079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587in" draw:caption-point-x="-0.2402in" draw:caption-point-y="0.6071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591in" draw:caption-point-x="-0.2402in" draw:caption-point-y="0.6067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59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71in" draw:caption-point-x="-0.2402in" draw:caption-point-y="0.6063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091in" draw:caption-point-x="-0.2402in" draw:caption-point-y="0.6043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488in" draw:caption-point-x="-0.2402in" draw:caption-point-y="0.6122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08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47in" draw:caption-point-x="-0.2402in" draw:caption-point-y="0.6063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65in" draw:caption-point-x="-0.2402in" draw:caption-point-y="0.6122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12in" draw:caption-point-x="-0.2402in" draw:caption-point-y="0.6075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2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33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65in" draw:caption-point-x="-0.2402in" draw:caption-point-y="0.6102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496in" draw:caption-point-x="-0.2402in" draw:caption-point-y="0.6071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1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53in" draw:caption-point-x="-0.2402in" draw:caption-point-y="0.6067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57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6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7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2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25in" draw:caption-point-x="-0.2402in" draw:caption-point-y="0.6071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43in" draw:caption-point-x="-0.2402in" draw:caption-point-y="0.613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66in" draw:caption-point-x="-0.2402in" draw:caption-point-y="0.6106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74in" draw:caption-point-x="-0.2402in" draw:caption-point-y="0.6098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78in" draw:caption-point-x="-0.2402in" draw:caption-point-y="0.6094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394in" draw:caption-point-x="-0.2402in" draw:caption-point-y="0.6079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02in" draw:caption-point-x="-0.2402in" draw:caption-point-y="0.6071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27in" draw:caption-point-x="-0.2402in" draw:caption-point-y="0.6122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78in" draw:caption-point-x="-0.2402in" draw:caption-point-y="0.6071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82in" draw:caption-point-x="-0.2402in" draw:caption-point-y="0.6067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291in" draw:caption-point-x="-0.2402in" draw:caption-point-y="0.6134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03in" draw:caption-point-x="-0.2402in" draw:caption-point-y="0.6122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39in" draw:caption-point-x="-0.2402in" draw:caption-point-y="0.6063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28in" draw:caption-point-x="-0.2402in" draw:caption-point-y="0.613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36in" draw:caption-point-x="-0.2402in" draw:caption-point-y="0.6122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6in" draw:caption-point-x="-0.2402in" draw:caption-point-y="0.6098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83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15in" draw:caption-point-x="-0.2402in" draw:caption-point-y="0.6043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28in" draw:caption-point-x="-0.2402in" draw:caption-point-y="0.6106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32in" draw:caption-point-x="-0.2402in" draw:caption-point-y="0.6102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68in" draw:caption-point-x="-0.2402in" draw:caption-point-y="0.6067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8in" draw:caption-point-x="-0.2402in" draw:caption-point-y="0.6055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287in" draw:caption-point-x="-0.2402in" draw:caption-point-y="0.5524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68in" draw:caption-point-x="-0.2402in" draw:caption-point-y="0.6043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77in" draw:caption-point-x="-0.2402in" draw:caption-point-y="0.6063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591in" draw:caption-point-x="-0.2402in" draw:caption-point-y="0.6126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18in" draw:caption-point-x="-0.2402in" draw:caption-point-y="0.6098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3in" draw:caption-point-x="-0.2402in" draw:caption-point-y="0.6087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38in" draw:caption-point-x="-0.2402in" draw:caption-point-y="0.6079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5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59in" draw:caption-point-x="-0.2402in" draw:caption-point-y="0.6114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67in" draw:caption-point-x="-0.2402in" draw:caption-point-y="0.6106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16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24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31in" draw:caption-point-x="-0.2402in" draw:caption-point-y="0.6118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79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087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06in" draw:caption-point-x="-0.2402in" draw:caption-point-y="0.6043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49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4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5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55in" draw:caption-point-x="-0.2402in" draw:caption-point-y="0.6071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63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1" table:formula="of:=SUM([.D29:.AH29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302in" draw:caption-point-x="-0.2402in" draw:caption-point-y="0.6083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1" table:formula="of:=SUM([.D30:.AH3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5445in" draw:caption-point-x="-0.2402in" draw:caption-point-y="0.6134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5449in" draw:caption-point-x="-0.2402in" draw:caption-point-y="0.613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5457in" draw:caption-point-x="-0.2402in" draw:caption-point-y="0.6122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546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5472in" draw:caption-point-x="-0.2402in" draw:caption-point-y="0.6106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5476in" draw:caption-point-x="-0.2402in" draw:caption-point-y="0.6102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5484in" draw:caption-point-x="-0.2402in" draw:caption-point-y="0.6094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5496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55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5504in" draw:caption-point-x="-0.2402in" draw:caption-point-y="0.6075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5508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551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6055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1" table:formula="of:=SUM([.D31:.AH31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6.7969in" draw:caption-point-x="-0.2402in" draw:caption-point-y="0.6087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1" table:formula="of:=SUM([.D32:.AH3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1" table:formula="of:=SUM([.D33:.AH33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348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1" table:formula="of:=SUM([.D34:.AH3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5358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5366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5417in" draw:caption-point-x="-0.2402in" draw:caption-point-y="0.6067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1" table:formula="of:=SUM([.D35:.AH35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7.7858in" draw:caption-point-x="-0.2402in" draw:caption-point-y="0.6106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7.7894in" draw:caption-point-x="-0.2402in" draw:caption-point-y="0.6071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70" office:value-type="string">
            <text:p>PhuongTH</text:p>
          </table:table-cell>
          <table:table-cell table:style-name="ce71" table:formula="of:=SUM([.D36:.AH36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0311in" draw:caption-point-x="-0.2402in" draw:caption-point-y="0.613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039in" draw:caption-point-x="-0.2402in" draw:caption-point-y="0.6051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1" table:formula="of:=SUM([.D37:.AH37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2783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2799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285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1" table:formula="of:=SUM([.D38:.AH38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8.526in" draw:caption-point-x="-0.2402in" draw:caption-point-y="0.6134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8.5268in" draw:caption-point-x="-0.2402in" draw:caption-point-y="0.6126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8.5291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8.5299in" draw:caption-point-x="-0.2402in" draw:caption-point-y="0.6094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8.5327in" draw:caption-point-x="-0.2402in" draw:caption-point-y="0.6067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5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1" table:formula="of:=SUM([.D39:.AH39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8.774in" draw:caption-point-x="-0.2402in" draw:caption-point-y="0.613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8.7803in" draw:caption-point-x="-0.2402in" draw:caption-point-y="0.6067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1" table:formula="of:=SUM([.D40:.AH40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1" table:formula="of:=SUM([.D41:.AH41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9.2689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2736in" draw:caption-point-x="-0.2402in" draw:caption-point-y="0.6087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1" table:formula="of:=SUM([.D42:.AH42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5165in" draw:caption-point-x="-0.2402in" draw:caption-point-y="0.6134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9.5169in" draw:caption-point-x="-0.2402in" draw:caption-point-y="0.613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9.5177in" draw:caption-point-x="-0.2402in" draw:caption-point-y="0.6122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9.518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519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5217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522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9.5224in" draw:caption-point-x="-0.2402in" draw:caption-point-y="0.6075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9.5228in" draw:caption-point-x="-0.2402in" draw:caption-point-y="0.6071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9.523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9.5244in" draw:caption-point-x="-0.2402in" draw:caption-point-y="0.6055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9.5252in" draw:caption-point-x="-0.2402in" draw:caption-point-y="0.6047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1" table:formula="of:=SUM([.D43:.AH43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7642in" draw:caption-point-x="-0.2402in" draw:caption-point-y="0.6134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9.7657in" draw:caption-point-x="-0.2402in" draw:caption-point-y="0.6118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7673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9.7681in" draw:caption-point-x="-0.2402in" draw:caption-point-y="0.6094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9.7689in" draw:caption-point-x="-0.2402in" draw:caption-point-y="0.6087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7697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9.7709in" draw:caption-point-x="-0.2402in" draw:caption-point-y="0.6067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70" office:value-type="string">
            <text:p>VietBA</text:p>
          </table:table-cell>
          <table:table-cell table:style-name="ce71" table:formula="of:=SUM([.D44:.AH44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0134in" draw:caption-point-x="-0.2402in" draw:caption-point-y="0.6122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1" table:formula="of:=SUM([.D45:.AH45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0.2602in" draw:caption-point-x="-0.2402in" draw:caption-point-y="0.613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0.2606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3in" draw:caption-point-x="-0.2402in" draw:caption-point-y="0.377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59in" draw:caption-point-x="-0.2402in" draw:caption-point-y="0.612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34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06in" draw:caption-point-x="-0.2402in" draw:caption-point-y="0.6075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26in" draw:caption-point-x="-0.2402in" draw:caption-point-y="0.6055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83in" draw:caption-point-x="-0.2402in" draw:caption-point-y="0.6075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02in" draw:caption-point-x="-0.2402in" draw:caption-point-y="0.6055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1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18in" draw:caption-point-x="-0.2402in" draw:caption-point-y="0.6039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38in" draw:caption-point-x="-0.2402in" draw:caption-point-y="0.602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42in" draw:caption-point-x="-0.2402in" draw:caption-point-y="0.601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43in" draw:caption-point-x="-0.2402in" draw:caption-point-y="0.6091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63in" draw:caption-point-x="-0.2402in" draw:caption-point-y="0.6071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087in" draw:caption-point-x="-0.2402in" draw:caption-point-y="0.6047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091in" draw:caption-point-x="-0.2402in" draw:caption-point-y="0.6043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79in" draw:caption-point-x="-0.2402in" draw:caption-point-y="0.6031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591in" draw:caption-point-x="-0.2402in" draw:caption-point-y="0.602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594in" draw:caption-point-x="-0.2402in" draw:caption-point-y="0.601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16in" draw:caption-point-x="-0.2402in" draw:caption-point-y="0.6071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35in" draw:caption-point-x="-0.2402in" draw:caption-point-y="0.6051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51in" draw:caption-point-x="-0.2402in" draw:caption-point-y="0.6035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51in" draw:caption-point-x="-0.2402in" draw:caption-point-y="0.603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24in" draw:caption-point-x="-0.2402in" draw:caption-point-y="0.6043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04in" draw:caption-point-x="-0.2402in" draw:caption-point-y="0.6039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45in" draw:caption-point-x="-0.2402in" draw:caption-point-y="0.6075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53in" draw:caption-point-x="-0.2402in" draw:caption-point-y="0.6067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02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2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29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33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394in" draw:caption-point-x="-0.2402in" draw:caption-point-y="0.6079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398in" draw:caption-point-x="-0.2402in" draw:caption-point-y="0.6075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06in" draw:caption-point-x="-0.2402in" draw:caption-point-y="0.6067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25in" draw:caption-point-x="-0.2402in" draw:caption-point-y="0.6047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41in" draw:caption-point-x="-0.2402in" draw:caption-point-y="0.6031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78in" draw:caption-point-x="-0.2402in" draw:caption-point-y="0.6071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89in" draw:caption-point-x="-0.2402in" draw:caption-point-y="0.6059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29in" draw:caption-point-x="-0.2402in" draw:caption-point-y="0.602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43in" draw:caption-point-x="-0.2402in" draw:caption-point-y="0.6083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62in" draw:caption-point-x="-0.2402in" draw:caption-point-y="0.6063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78in" draw:caption-point-x="-0.2402in" draw:caption-point-y="0.6047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78in" draw:caption-point-x="-0.2402in" draw:caption-point-y="0.6047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39in" draw:caption-point-x="-0.2402in" draw:caption-point-y="0.6035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06in" draw:caption-point-x="-0.2402in" draw:caption-point-y="0.602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1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68in" draw:caption-point-x="-0.2402in" draw:caption-point-y="0.6067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13in" draw:caption-point-x="-0.2402in" draw:caption-point-y="0.6098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64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8in" draw:caption-point-x="-0.2402in" draw:caption-point-y="0.6031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799in" draw:caption-point-x="-0.2402in" draw:caption-point-y="0.6012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189in" draw:caption-point-x="-0.2402in" draw:caption-point-y="0.6098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72in" draw:caption-point-x="-0.2402in" draw:caption-point-y="0.601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76in" draw:caption-point-x="-0.2402in" draw:caption-point-y="0.6012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2in" draw:caption-point-x="-0.2402in" draw:caption-point-y="0.602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69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02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18in" draw:caption-point-x="-0.2402in" draw:caption-point-y="0.6075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22in" draw:caption-point-x="-0.2402in" draw:caption-point-y="0.6071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26in" draw:caption-point-x="-0.2402in" draw:caption-point-y="0.6067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54in" draw:caption-point-x="-0.2402in" draw:caption-point-y="0.6039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81in" draw:caption-point-x="-0.2402in" draw:caption-point-y="0.6012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087in" draw:caption-point-x="-0.2402in" draw:caption-point-y="0.6063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26in" draw:caption-point-x="-0.2402in" draw:caption-point-y="0.6024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3in" draw:caption-point-x="-0.2402in" draw:caption-point-y="0.602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47in" draw:caption-point-x="-0.2402in" draw:caption-point-y="0.6079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08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24in" draw:caption-point-x="-0.2402in" draw:caption-point-y="0.6079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28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35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39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8" table:formula="of:=SUM([.D30:.AE30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8" table:formula="of:=SUM([.D31:.AE31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7961in" draw:caption-point-x="-0.2402in" draw:caption-point-y="0.6094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798in" draw:caption-point-x="-0.2402in" draw:caption-point-y="0.6075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6.7984in" draw:caption-point-x="-0.2402in" draw:caption-point-y="0.6071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6.800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6.8008in" draw:caption-point-x="-0.2402in" draw:caption-point-y="0.6047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6.8012in" draw:caption-point-x="-0.2402in" draw:caption-point-y="0.6043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6.8016in" draw:caption-point-x="-0.2402in" draw:caption-point-y="0.6039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6.8039in" draw:caption-point-x="-0.2402in" draw:caption-point-y="0.601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8" table:formula="of:=SUM([.D32:.AE3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8" table:formula="of:=SUM([.D34:.AE3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5472in" draw:caption-point-x="-0.2402in" draw:caption-point-y="0.6012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8" table:formula="of:=SUM([.D35:.AE35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7.7984in" draw:caption-point-x="-0.2402in" draw:caption-point-y="0.598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787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7.789in" draw:caption-point-x="-0.2402in" draw:caption-point-y="0.6075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7.7894in" draw:caption-point-x="-0.2402in" draw:caption-point-y="0.6071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7.7909in" draw:caption-point-x="-0.2402in" draw:caption-point-y="0.6055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7909in" draw:caption-point-x="-0.2402in" draw:caption-point-y="0.6055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7.7917in" draw:caption-point-x="-0.2402in" draw:caption-point-y="0.6047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8" table:formula="of:=SUM([.D36:.AE36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035in" draw:caption-point-x="-0.2402in" draw:caption-point-y="0.6091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39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88" table:formula="of:=SUM([.D37:.AE37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2823in" draw:caption-point-x="-0.2402in" draw:caption-point-y="0.6094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8" table:formula="of:=SUM([.D38:.AE38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5299in" draw:caption-point-x="-0.2402in" draw:caption-point-y="0.6094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5299in" draw:caption-point-x="-0.2402in" draw:caption-point-y="0.6094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5303in" draw:caption-point-x="-0.2402in" draw:caption-point-y="0.6091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5315in" draw:caption-point-x="-0.2402in" draw:caption-point-y="0.6079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5323in" draw:caption-point-x="-0.2402in" draw:caption-point-y="0.6071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E39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8.778in" draw:caption-point-x="-0.2402in" draw:caption-point-y="0.6091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8.7807in" draw:caption-point-x="-0.2402in" draw:caption-point-y="0.6063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8.7823in" draw:caption-point-x="-0.2402in" draw:caption-point-y="0.6047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8.7839in" draw:caption-point-x="-0.2402in" draw:caption-point-y="0.6031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8" table:formula="of:=SUM([.D40:.AE40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0327in" draw:caption-point-x="-0.2402in" draw:caption-point-y="0.602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8" table:formula="of:=SUM([.D41:.AE41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9.2799in" draw:caption-point-x="-0.2402in" draw:caption-point-y="0.6024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9.2803in" draw:caption-point-x="-0.2402in" draw:caption-point-y="0.602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8" table:formula="of:=SUM([.D42:.AE42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5209in" draw:caption-point-x="-0.2402in" draw:caption-point-y="0.6091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9.5224in" draw:caption-point-x="-0.2402in" draw:caption-point-y="0.6075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5248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9.5268in" draw:caption-point-x="-0.2402in" draw:caption-point-y="0.6031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9.5287in" draw:caption-point-x="-0.2402in" draw:caption-point-y="0.6012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8" table:formula="of:=SUM([.D43:.AE43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9.7673in" draw:caption-point-x="-0.2402in" draw:caption-point-y="0.6102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9.7681in" draw:caption-point-x="-0.2402in" draw:caption-point-y="0.6094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9.7697in" draw:caption-point-x="-0.2402in" draw:caption-point-y="0.6079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9.7701in" draw:caption-point-x="-0.2402in" draw:caption-point-y="0.6075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9.7705in" draw:caption-point-x="-0.2402in" draw:caption-point-y="0.6071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9.7709in" draw:caption-point-x="-0.2402in" draw:caption-point-y="0.6067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9.7713in" draw:caption-point-x="-0.2402in" draw:caption-point-y="0.6063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9.772in" draw:caption-point-x="-0.2402in" draw:caption-point-y="0.6055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772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7728in" draw:caption-point-x="-0.2402in" draw:caption-point-y="0.6047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9.7732in" draw:caption-point-x="-0.2402in" draw:caption-point-y="0.6043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9.7736in" draw:caption-point-x="-0.2402in" draw:caption-point-y="0.6039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7744in" draw:caption-point-x="-0.2402in" draw:caption-point-y="0.6031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9.7752in" draw:caption-point-x="-0.2402in" draw:caption-point-y="0.602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9.776in" draw:caption-point-x="-0.2402in" draw:caption-point-y="0.601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9.7764in" draw:caption-point-x="-0.2402in" draw:caption-point-y="0.6012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8" table:formula="of:=SUM([.D44:.AE4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018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0185in" draw:caption-point-x="-0.2402in" draw:caption-point-y="0.6071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0232in" draw:caption-point-x="-0.2402in" draw:caption-point-y="0.6024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024in" draw:caption-point-x="-0.2402in" draw:caption-point-y="0.601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70" office:value-type="string">
            <text:p>VietBA</text:p>
          </table:table-cell>
          <table:table-cell table:style-name="ce88" table:formula="of:=SUM([.D45:.AE45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01in" draw:caption-point-x="-0.2402in" draw:caption-point-y="0.6031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091in" draw:caption-point-x="-0.2402in" draw:caption-point-y="0.609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098in" draw:caption-point-x="-0.2402in" draw:caption-point-y="0.608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02in" draw:caption-point-x="-0.2402in" draw:caption-point-y="0.607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06in" draw:caption-point-x="-0.2402in" draw:caption-point-y="0.607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14in" draw:caption-point-x="-0.2402in" draw:caption-point-y="0.606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26in" draw:caption-point-x="-0.2402in" draw:caption-point-y="0.605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57in" draw:caption-point-x="-0.2402in" draw:caption-point-y="0.602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65in" draw:caption-point-x="-0.2402in" draw:caption-point-y="0.601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39in" draw:caption-point-x="-0.2402in" draw:caption-point-y="0.611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59in" draw:caption-point-x="-0.2402in" draw:caption-point-y="0.6098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67in" draw:caption-point-x="-0.2402in" draw:caption-point-y="0.609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75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79in" draw:caption-point-x="-0.2402in" draw:caption-point-y="0.607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587in" draw:caption-point-x="-0.2402in" draw:caption-point-y="0.607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02in" draw:caption-point-x="-0.2402in" draw:caption-point-y="0.605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05in" draw:caption-point-x="-0.2402in" draw:caption-point-y="0.545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28in" draw:caption-point-x="-0.2402in" draw:caption-point-y="0.6106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31in" draw:caption-point-x="-0.2402in" draw:caption-point-y="0.6102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35in" draw:caption-point-x="-0.2402in" draw:caption-point-y="0.6098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083in" draw:caption-point-x="-0.2402in" draw:caption-point-y="0.605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083in" draw:caption-point-x="-0.2402in" draw:caption-point-y="0.605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06in" draw:caption-point-x="-0.2402in" draw:caption-point-y="0.602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18in" draw:caption-point-x="-0.2402in" draw:caption-point-y="0.601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496in" draw:caption-point-x="-0.2402in" draw:caption-point-y="0.611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12in" draw:caption-point-x="-0.2402in" draw:caption-point-y="0.6098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3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43in" draw:caption-point-x="-0.2402in" draw:caption-point-y="0.606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63in" draw:caption-point-x="-0.2402in" draw:caption-point-y="0.6047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41in" draw:caption-point-x="-0.2402in" draw:caption-point-y="0.614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0988in" draw:caption-point-x="-0.2402in" draw:caption-point-y="0.6098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0996in" draw:caption-point-x="-0.2402in" draw:caption-point-y="0.609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39in" draw:caption-point-x="-0.2402in" draw:caption-point-y="0.6047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49in" draw:caption-point-x="-0.2402in" draw:caption-point-y="0.611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53in" draw:caption-point-x="-0.2402in" draw:caption-point-y="0.611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76in" draw:caption-point-x="-0.2402in" draw:caption-point-y="0.609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492in" draw:caption-point-x="-0.2402in" draw:caption-point-y="0.607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in" draw:caption-point-x="-0.2402in" draw:caption-point-y="0.606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31in" draw:caption-point-x="-0.2402in" draw:caption-point-y="0.6035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51in" draw:caption-point-x="-0.2402in" draw:caption-point-y="0.601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25in" draw:caption-point-x="-0.2402in" draw:caption-point-y="0.611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61in" draw:caption-point-x="-0.2402in" draw:caption-point-y="0.605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484in" draw:caption-point-x="-0.2402in" draw:caption-point-y="0.6035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1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21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29in" draw:caption-point-x="-0.2402in" draw:caption-point-y="0.606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69in" draw:caption-point-x="-0.2402in" draw:caption-point-y="0.602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098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66in" draw:caption-point-x="-0.2402in" draw:caption-point-y="0.6106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394in" draw:caption-point-x="-0.2402in" draw:caption-point-y="0.607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49in" draw:caption-point-x="-0.2402in" draw:caption-point-y="0.602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53in" draw:caption-point-x="-0.2402in" draw:caption-point-y="0.60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898in" draw:caption-point-x="-0.2402in" draw:caption-point-y="0.605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33in" draw:caption-point-x="-0.2402in" draw:caption-point-y="0.601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39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43in" draw:caption-point-x="-0.2402in" draw:caption-point-y="0.608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5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54in" draw:caption-point-x="-0.2402in" draw:caption-point-y="0.607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74in" draw:caption-point-x="-0.2402in" draw:caption-point-y="0.605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78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398in" draw:caption-point-x="-0.2402in" draw:caption-point-y="0.602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787in" draw:caption-point-x="-0.2402in" draw:caption-point-y="0.611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66in" draw:caption-point-x="-0.2402in" draw:caption-point-y="0.601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72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05in" draw:caption-point-x="-0.2402in" draw:caption-point-y="0.6106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13in" draw:caption-point-x="-0.2402in" draw:caption-point-y="0.6098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2in" draw:caption-point-x="-0.2402in" draw:caption-point-y="0.609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24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09in" draw:caption-point-x="-0.2402in" draw:caption-point-y="0.607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79in" draw:caption-point-x="-0.2402in" draw:caption-point-y="0.611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69in" draw:caption-point-x="-0.2402in" draw:caption-point-y="0.602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39in" draw:caption-point-x="-0.2402in" draw:caption-point-y="0.608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79in" draw:caption-point-x="-0.2402in" draw:caption-point-y="0.6047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1in" draw:caption-point-x="-0.2402in" draw:caption-point-y="0.601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28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35in" draw:caption-point-x="-0.2402in" draw:caption-point-y="0.606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51in" draw:caption-point-x="-0.2402in" draw:caption-point-y="0.605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59in" draw:caption-point-x="-0.2402in" draw:caption-point-y="0.6043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75in" draw:caption-point-x="-0.2402in" draw:caption-point-y="0.602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087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2" table:formula="of:=SUM([.D30:.AH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2" table:formula="of:=SUM([.D31:.AH31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6.794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6.7941in" draw:caption-point-x="-0.2402in" draw:caption-point-y="0.611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6.7969in" draw:caption-point-x="-0.2402in" draw:caption-point-y="0.608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798in" draw:caption-point-x="-0.2402in" draw:caption-point-y="0.607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6.7984in" draw:caption-point-x="-0.2402in" draw:caption-point-y="0.607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6.7996in" draw:caption-point-x="-0.2402in" draw:caption-point-y="0.605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6.8in" draw:caption-point-x="-0.2402in" draw:caption-point-y="0.605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6.8028in" draw:caption-point-x="-0.2402in" draw:caption-point-y="0.602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6.8039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2" table:formula="of:=SUM([.D32:.AH3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0429in" draw:caption-point-x="-0.2402in" draw:caption-point-y="0.6102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2902in" draw:caption-point-x="-0.2402in" draw:caption-point-y="0.6106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2" table:formula="of:=SUM([.D34:.AH34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5417in" draw:caption-point-x="-0.2402in" draw:caption-point-y="0.606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5394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2" table:formula="of:=SUM([.D35:.AH35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7906in" draw:caption-point-x="-0.2402in" draw:caption-point-y="0.605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7.7909in" draw:caption-point-x="-0.2402in" draw:caption-point-y="0.605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7.7921in" draw:caption-point-x="-0.2402in" draw:caption-point-y="0.6043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0366in" draw:caption-point-x="-0.2402in" draw:caption-point-y="0.607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037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0406in" draw:caption-point-x="-0.2402in" draw:caption-point-y="0.6035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02" table:formula="of:=SUM([.D37:.AH37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2748in" draw:caption-point-x="-0.2402in" draw:caption-point-y="0.6169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2811in" draw:caption-point-x="-0.2402in" draw:caption-point-y="0.6106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2846in" draw:caption-point-x="-0.2402in" draw:caption-point-y="0.607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2894in" draw:caption-point-x="-0.2402in" draw:caption-point-y="0.602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289in" draw:caption-point-x="-0.2402in" draw:caption-point-y="0.602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2" table:formula="of:=SUM([.D38:.AH38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5228in" draw:caption-point-x="-0.2402in" draw:caption-point-y="0.616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8in" draw:caption-point-x="-0.2402in" draw:caption-point-y="0.611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5319in" draw:caption-point-x="-0.2402in" draw:caption-point-y="0.607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5366in" draw:caption-point-x="-0.2402in" draw:caption-point-y="0.602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8.7756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8.7764in" draw:caption-point-x="-0.2402in" draw:caption-point-y="0.6106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8.778in" draw:caption-point-x="-0.2402in" draw:caption-point-y="0.609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8.778in" draw:caption-point-x="-0.2402in" draw:caption-point-y="0.609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8.7795in" draw:caption-point-x="-0.2402in" draw:caption-point-y="0.607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8.779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8.7815in" draw:caption-point-x="-0.2402in" draw:caption-point-y="0.605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8.7854in" draw:caption-point-x="-0.2402in" draw:caption-point-y="0.601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2" table:formula="of:=SUM([.D40:.AH4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0268in" draw:caption-point-x="-0.2402in" draw:caption-point-y="0.607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0272in" draw:caption-point-x="-0.2402in" draw:caption-point-y="0.607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0291in" draw:caption-point-x="-0.2402in" draw:caption-point-y="0.605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2" table:formula="of:=SUM([.D41:.AH41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2" table:formula="of:=SUM([.D42:.AH42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2" table:formula="of:=SUM([.D43:.AH43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766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9.7677in" draw:caption-point-x="-0.2402in" draw:caption-point-y="0.6098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9.7685in" draw:caption-point-x="-0.2402in" draw:caption-point-y="0.609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9.7689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9.769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9.774in" draw:caption-point-x="-0.2402in" draw:caption-point-y="0.6035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2" table:formula="of:=SUM([.D44:.AH44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0138in" draw:caption-point-x="-0.2402in" draw:caption-point-y="0.611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0142in" draw:caption-point-x="-0.2402in" draw:caption-point-y="0.611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0154in" draw:caption-point-x="-0.2402in" draw:caption-point-y="0.6102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0161in" draw:caption-point-x="-0.2402in" draw:caption-point-y="0.6094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0169in" draw:caption-point-x="-0.2402in" draw:caption-point-y="0.608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0173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0165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0209in" draw:caption-point-x="-0.2402in" draw:caption-point-y="0.6047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0213in" draw:caption-point-x="-0.2402in" draw:caption-point-y="0.6043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022in" draw:caption-point-x="-0.2402in" draw:caption-point-y="0.6035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022in" draw:caption-point-x="-0.2402in" draw:caption-point-y="0.6035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0228in" draw:caption-point-x="-0.2402in" draw:caption-point-y="0.602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0232in" draw:caption-point-x="-0.2402in" draw:caption-point-y="0.602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024in" draw:caption-point-x="-0.2402in" draw:caption-point-y="0.601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2" table:formula="of:=SUM([.D45:.AH45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2642in" draw:caption-point-x="-0.2402in" draw:caption-point-y="0.609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0.2665in" draw:caption-point-x="-0.2402in" draw:caption-point-y="0.606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2697in" draw:caption-point-x="-0.2402in" draw:caption-point-y="0.6035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70" office:value-type="string">
            <text:p>VietBA</text:p>
          </table:table-cell>
          <table:table-cell table:style-name="ce102" table:formula="of:=SUM([.D46:.AH4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0.5185in" draw:caption-point-x="-0.2402in" draw:caption-point-y="0.602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2" table:formula="of:=SUM([.D47:.AH47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0.7594in" draw:caption-point-x="-0.2402in" draw:caption-point-y="0.609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0.763in" draw:caption-point-x="-0.2402in" draw:caption-point-y="0.605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63in" draw:caption-point-x="-0.2402in" draw:caption-point-y="0.6118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071in" draw:caption-point-x="-0.2402in" draw:caption-point-y="0.611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079in" draw:caption-point-x="-0.2402in" draw:caption-point-y="0.6102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091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094in" draw:caption-point-x="-0.2402in" draw:caption-point-y="0.608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22in" draw:caption-point-x="-0.2402in" draw:caption-point-y="0.6059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46in" draw:caption-point-x="-0.2402in" draw:caption-point-y="0.6035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57in" draw:caption-point-x="-0.2402in" draw:caption-point-y="0.6024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57in" draw:caption-point-x="-0.2402in" draw:caption-point-y="0.6024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591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594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3in" draw:caption-point-x="-0.2402in" draw:caption-point-y="0.602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098in" draw:caption-point-x="-0.2402in" draw:caption-point-y="0.6035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04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12in" draw:caption-point-x="-0.2402in" draw:caption-point-y="0.6098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47in" draw:caption-point-x="-0.2402in" draw:caption-point-y="0.6063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67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0976in" draw:caption-point-x="-0.2402in" draw:caption-point-y="0.611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2in" draw:caption-point-x="-0.2402in" draw:caption-point-y="0.6067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0976in" draw:caption-point-x="-0.2402in" draw:caption-point-y="0.611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51in" draw:caption-point-x="-0.2402in" draw:caption-point-y="0.6035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55in" draw:caption-point-x="-0.2402in" draw:caption-point-y="0.6031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57in" draw:caption-point-x="-0.2402in" draw:caption-point-y="0.611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in" draw:caption-point-x="-0.2402in" draw:caption-point-y="0.6067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31in" draw:caption-point-x="-0.2402in" draw:caption-point-y="0.6035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45in" draw:caption-point-x="-0.2402in" draw:caption-point-y="0.6098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5984in" draw:caption-point-x="-0.2402in" draw:caption-point-y="0.6059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04in" draw:caption-point-x="-0.2402in" draw:caption-point-y="0.6039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09in" draw:caption-point-x="-0.2402in" draw:caption-point-y="0.611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33in" draw:caption-point-x="-0.2402in" draw:caption-point-y="0.608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469in" draw:caption-point-x="-0.2402in" draw:caption-point-y="0.6051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48in" draw:caption-point-x="-0.2402in" draw:caption-point-y="0.6039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484in" draw:caption-point-x="-0.2402in" draw:caption-point-y="0.6035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488in" draw:caption-point-x="-0.2402in" draw:caption-point-y="0.6031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886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894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898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06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33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0969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5in" draw:caption-point-x="-0.2402in" draw:caption-point-y="0.6122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62in" draw:caption-point-x="-0.2402in" draw:caption-point-y="0.611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37in" draw:caption-point-x="-0.2402in" draw:caption-point-y="0.6035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49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39in" draw:caption-point-x="-0.2402in" draw:caption-point-y="0.611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58in" draw:caption-point-x="-0.2402in" draw:caption-point-y="0.609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89in" draw:caption-point-x="-0.2402in" draw:caption-point-y="0.6059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17in" draw:caption-point-x="-0.2402in" draw:caption-point-y="0.6031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25in" draw:caption-point-x="-0.2402in" draw:caption-point-y="0.6024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25in" draw:caption-point-x="-0.2402in" draw:caption-point-y="0.6024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07in" draw:caption-point-x="-0.2402in" draw:caption-point-y="0.611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19in" draw:caption-point-x="-0.2402in" draw:caption-point-y="0.6106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27in" draw:caption-point-x="-0.2402in" draw:caption-point-y="0.6098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66in" draw:caption-point-x="-0.2402in" draw:caption-point-y="0.6059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39in" draw:caption-point-x="-0.2402in" draw:caption-point-y="0.6035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02in" draw:caption-point-x="-0.2402in" draw:caption-point-y="0.6024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27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48in" draw:caption-point-x="-0.2402in" draw:caption-point-y="0.608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693in" draw:caption-point-x="-0.2402in" draw:caption-point-y="0.6118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697in" draw:caption-point-x="-0.2402in" draw:caption-point-y="0.6114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24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776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783in" draw:caption-point-x="-0.2402in" draw:caption-point-y="0.602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689in" draw:caption-point-x="-0.2402in" draw:caption-point-y="0.602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26in" draw:caption-point-x="-0.2402in" draw:caption-point-y="0.6067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575in" draw:caption-point-x="-0.2402in" draw:caption-point-y="0.6098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2in" draw:caption-point-x="-0.2402in" draw:caption-point-y="0.6106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31in" draw:caption-point-x="-0.2402in" draw:caption-point-y="0.6094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63in" draw:caption-point-x="-0.2402in" draw:caption-point-y="0.6063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594in" draw:caption-point-x="-0.2402in" draw:caption-point-y="0.6031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598in" draw:caption-point-x="-0.2402in" draw:caption-point-y="0.602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2992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2996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in" draw:caption-point-x="-0.2402in" draw:caption-point-y="0.6102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04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28in" draw:caption-point-x="-0.2402in" draw:caption-point-y="0.6075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35in" draw:caption-point-x="-0.2402in" draw:caption-point-y="0.6067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071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075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5457in" draw:caption-point-x="-0.2402in" draw:caption-point-y="0.6122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5504in" draw:caption-point-x="-0.2402in" draw:caption-point-y="0.6075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6" table:formula="of:=SUM([.D31:.AG31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6.7933in" draw:caption-point-x="-0.2402in" draw:caption-point-y="0.6122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6.7953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6.7961in" draw:caption-point-x="-0.2402in" draw:caption-point-y="0.6094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6.8031in" draw:caption-point-x="-0.2402in" draw:caption-point-y="0.6024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0469in" draw:caption-point-x="-0.2402in" draw:caption-point-y="0.6063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6" table:formula="of:=SUM([.D33:.AG3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6" table:formula="of:=SUM([.D34:.AG3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539in" draw:caption-point-x="-0.2402in" draw:caption-point-y="0.6094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5409in" draw:caption-point-x="-0.2402in" draw:caption-point-y="0.6075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6" table:formula="of:=SUM([.D35:.AG35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7.7858in" draw:caption-point-x="-0.2402in" draw:caption-point-y="0.6106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7.7878in" draw:caption-point-x="-0.2402in" draw:caption-point-y="0.608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7.7921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7.7929in" draw:caption-point-x="-0.2402in" draw:caption-point-y="0.6035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6" table:formula="of:=SUM([.D36:.AG3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54in" draw:caption-point-x="-0.2402in" draw:caption-point-y="0.608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0417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16" table:formula="of:=SUM([.D37:.AG37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2811in" draw:caption-point-x="-0.2402in" draw:caption-point-y="0.6106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2854in" draw:caption-point-x="-0.2402in" draw:caption-point-y="0.6063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2894in" draw:caption-point-x="-0.2402in" draw:caption-point-y="0.6024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6" table:formula="of:=SUM([.D38:.AG38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5276in" draw:caption-point-x="-0.2402in" draw:caption-point-y="0.6118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5291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6" table:formula="of:=SUM([.D39:.AG39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8.774in" draw:caption-point-x="-0.2402in" draw:caption-point-y="0.613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8.7783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7815in" draw:caption-point-x="-0.2402in" draw:caption-point-y="0.6055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8.7835in" draw:caption-point-x="-0.2402in" draw:caption-point-y="0.6035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8.7843in" draw:caption-point-x="-0.2402in" draw:caption-point-y="0.602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6" table:formula="of:=SUM([.D40:.AG40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0236in" draw:caption-point-x="-0.2402in" draw:caption-point-y="0.611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0256in" draw:caption-point-x="-0.2402in" draw:caption-point-y="0.609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026in" draw:caption-point-x="-0.2402in" draw:caption-point-y="0.608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0323in" draw:caption-point-x="-0.2402in" draw:caption-point-y="0.6024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6" table:formula="of:=SUM([.D41:.AG4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787in" draw:caption-point-x="-0.2402in" draw:caption-point-y="0.6035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6" table:formula="of:=SUM([.D42:.AG42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9.5063in" draw:caption-point-x="-0.2402in" draw:caption-point-y="0.6236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9.5276in" draw:caption-point-x="-0.2402in" draw:caption-point-y="0.6024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6" table:formula="of:=SUM([.D43:.AG43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9.7665in" draw:caption-point-x="-0.2402in" draw:caption-point-y="0.611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9.7642in" draw:caption-point-x="-0.2402in" draw:caption-point-y="0.613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9.774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9.774in" draw:caption-point-x="-0.2402in" draw:caption-point-y="0.6035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9.7752in" draw:caption-point-x="-0.2402in" draw:caption-point-y="0.6024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6" table:formula="of:=SUM([.D44:.AG44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6" table:formula="of:=SUM([.D45:.AG45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0.2614in" draw:caption-point-x="-0.2402in" draw:caption-point-y="0.6118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0.2622in" draw:caption-point-x="-0.2402in" draw:caption-point-y="0.611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0.2626in" draw:caption-point-x="-0.2402in" draw:caption-point-y="0.6106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263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0.2634in" draw:caption-point-x="-0.2402in" draw:caption-point-y="0.6098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0.2638in" draw:caption-point-x="-0.2402in" draw:caption-point-y="0.6094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0.2642in" draw:caption-point-x="-0.2402in" draw:caption-point-y="0.609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0.2646in" draw:caption-point-x="-0.2402in" draw:caption-point-y="0.608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0.2657in" draw:caption-point-x="-0.2402in" draw:caption-point-y="0.6075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0.2665in" draw:caption-point-x="-0.2402in" draw:caption-point-y="0.6067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2669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0.2677in" draw:caption-point-x="-0.2402in" draw:caption-point-y="0.6055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0.2681in" draw:caption-point-x="-0.2402in" draw:caption-point-y="0.6051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0.2697in" draw:caption-point-x="-0.2402in" draw:caption-point-y="0.6035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0.2701in" draw:caption-point-x="-0.2402in" draw:caption-point-y="0.6031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0.2705in" draw:caption-point-x="-0.2402in" draw:caption-point-y="0.602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0.2709in" draw:caption-point-x="-0.2402in" draw:caption-point-y="0.6024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6" table:formula="of:=SUM([.D46:.AG4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5106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0.5165in" draw:caption-point-x="-0.2402in" draw:caption-point-y="0.6043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0.5185in" draw:caption-point-x="-0.2402in" draw:caption-point-y="0.6024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7626in" draw:caption-point-x="-0.2402in" draw:caption-point-y="0.6059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6" table:formula="of:=SUM([.D48:.AG48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0138in" draw:caption-point-x="-0.2402in" draw:caption-point-y="0.6024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094in" draw:caption-point-x="-0.2402in" draw:caption-point-y="0.6087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02in" draw:caption-point-x="-0.2402in" draw:caption-point-y="0.6079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18in" draw:caption-point-x="-0.2402in" draw:caption-point-y="0.6063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46in" draw:caption-point-x="-0.2402in" draw:caption-point-y="0.6035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5in" draw:caption-point-x="-0.2402in" draw:caption-point-y="0.6031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57in" draw:caption-point-x="-0.2402in" draw:caption-point-y="0.6024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59in" draw:caption-point-x="-0.2402in" draw:caption-point-y="0.6098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59in" draw:caption-point-x="-0.2402in" draw:caption-point-y="0.6098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75in" draw:caption-point-x="-0.2402in" draw:caption-point-y="0.6083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79in" draw:caption-point-x="-0.2402in" draw:caption-point-y="0.6079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83in" draw:caption-point-x="-0.2402in" draw:caption-point-y="0.6075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591in" draw:caption-point-x="-0.2402in" draw:caption-point-y="0.6067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594in" draw:caption-point-x="-0.2402in" draw:caption-point-y="0.6063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3in" draw:caption-point-x="-0.2402in" draw:caption-point-y="0.602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42in" draw:caption-point-x="-0.2402in" draw:caption-point-y="0.601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28in" draw:caption-point-x="-0.2402in" draw:caption-point-y="0.6106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47in" draw:caption-point-x="-0.2402in" draw:caption-point-y="0.6087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71in" draw:caption-point-x="-0.2402in" draw:caption-point-y="0.6063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79in" draw:caption-point-x="-0.2402in" draw:caption-point-y="0.6055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098in" draw:caption-point-x="-0.2402in" draw:caption-point-y="0.6035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18in" draw:caption-point-x="-0.2402in" draw:caption-point-y="0.601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43in" draw:caption-point-x="-0.2402in" draw:caption-point-y="0.6067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06in" draw:caption-point-x="-0.2402in" draw:caption-point-y="0.6004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02in" draw:caption-point-x="-0.2402in" draw:caption-point-y="0.618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51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492in" draw:caption-point-x="-0.2402in" draw:caption-point-y="0.6075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33in" draw:caption-point-x="-0.2402in" draw:caption-point-y="0.61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65in" draw:caption-point-x="-0.2402in" draw:caption-point-y="0.6079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5992in" draw:caption-point-x="-0.2402in" draw:caption-point-y="0.6051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28in" draw:caption-point-x="-0.2402in" draw:caption-point-y="0.601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17in" draw:caption-point-x="-0.2402in" draw:caption-point-y="0.6102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21in" draw:caption-point-x="-0.2402in" draw:caption-point-y="0.6098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25in" draw:caption-point-x="-0.2402in" draw:caption-point-y="0.6094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37in" draw:caption-point-x="-0.2402in" draw:caption-point-y="0.6083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41in" draw:caption-point-x="-0.2402in" draw:caption-point-y="0.6079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57in" draw:caption-point-x="-0.2402in" draw:caption-point-y="0.6063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69in" draw:caption-point-x="-0.2402in" draw:caption-point-y="0.6051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484in" draw:caption-point-x="-0.2402in" draw:caption-point-y="0.6035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496in" draw:caption-point-x="-0.2402in" draw:caption-point-y="0.6024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in" draw:caption-point-x="-0.2402in" draw:caption-point-y="0.60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04in" draw:caption-point-x="-0.2402in" draw:caption-point-y="0.601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06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13in" draw:caption-point-x="-0.2402in" draw:caption-point-y="0.6083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29in" draw:caption-point-x="-0.2402in" draw:caption-point-y="0.6067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8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82in" draw:caption-point-x="-0.2402in" draw:caption-point-y="0.6091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49in" draw:caption-point-x="-0.2402in" draw:caption-point-y="0.6024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57in" draw:caption-point-x="-0.2402in" draw:caption-point-y="0.601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58in" draw:caption-point-x="-0.2402in" draw:caption-point-y="0.6091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886in" draw:caption-point-x="-0.2402in" draw:caption-point-y="0.6063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21in" draw:caption-point-x="-0.2402in" draw:caption-point-y="0.602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35in" draw:caption-point-x="-0.2402in" draw:caption-point-y="0.6091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35in" draw:caption-point-x="-0.2402in" draw:caption-point-y="0.6091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66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398in" draw:caption-point-x="-0.2402in" draw:caption-point-y="0.602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06in" draw:caption-point-x="-0.2402in" draw:caption-point-y="0.60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13in" draw:caption-point-x="-0.2402in" draw:caption-point-y="0.6012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27in" draw:caption-point-x="-0.2402in" draw:caption-point-y="0.6075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83in" draw:caption-point-x="-0.2402in" draw:caption-point-y="0.6098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5in" draw:caption-point-x="-0.2402in" draw:caption-point-y="0.6031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17in" draw:caption-point-x="-0.2402in" draw:caption-point-y="0.6094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32in" draw:caption-point-x="-0.2402in" draw:caption-point-y="0.6079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44in" draw:caption-point-x="-0.2402in" draw:caption-point-y="0.6067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5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76in" draw:caption-point-x="-0.2402in" draw:caption-point-y="0.6035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83in" draw:caption-point-x="-0.2402in" draw:caption-point-y="0.602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787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24in" draw:caption-point-x="-0.2402in" draw:caption-point-y="0.6063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36in" draw:caption-point-x="-0.2402in" draw:caption-point-y="0.6051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57in" draw:caption-point-x="-0.2402in" draw:caption-point-y="0.6059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091in" draw:caption-point-x="-0.2402in" draw:caption-point-y="0.6102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63in" draw:caption-point-x="-0.2402in" draw:caption-point-y="0.61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63in" draw:caption-point-x="-0.2402in" draw:caption-point-y="0.61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63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43in" draw:caption-point-x="-0.2402in" draw:caption-point-y="0.6083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59in" draw:caption-point-x="-0.2402in" draw:caption-point-y="0.6067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591in" draw:caption-point-x="-0.2402in" draw:caption-point-y="0.6035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06in" draw:caption-point-x="-0.2402in" draw:caption-point-y="0.60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1in" draw:caption-point-x="-0.2402in" draw:caption-point-y="0.601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2992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12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16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16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24in" draw:caption-point-x="-0.2402in" draw:caption-point-y="0.6079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28in" draw:caption-point-x="-0.2402in" draw:caption-point-y="0.6075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59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087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69in" draw:caption-point-x="-0.2402in" draw:caption-point-y="0.6087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33in" draw:caption-point-x="-0.2402in" draw:caption-point-y="0.6122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33in" draw:caption-point-x="-0.2402in" draw:caption-point-y="0.6122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in" draw:caption-point-x="-0.2402in" draw:caption-point-y="0.6031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398in" draw:caption-point-x="-0.2402in" draw:caption-point-y="0.6087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21in" draw:caption-point-x="-0.2402in" draw:caption-point-y="0.6063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57in" draw:caption-point-x="-0.2402in" draw:caption-point-y="0.602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21in" draw:caption-point-x="-0.2402in" draw:caption-point-y="0.6043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29in" draw:caption-point-x="-0.2402in" draw:caption-point-y="0.6035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37in" draw:caption-point-x="-0.2402in" draw:caption-point-y="0.602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31in" draw:caption-point-x="-0.2402in" draw:caption-point-y="0.61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54in" draw:caption-point-x="-0.2402in" draw:caption-point-y="0.6087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62in" draw:caption-point-x="-0.2402in" draw:caption-point-y="0.6079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78in" draw:caption-point-x="-0.2402in" draw:caption-point-y="0.6063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8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06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13in" draw:caption-point-x="-0.2402in" draw:caption-point-y="0.602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17in" draw:caption-point-x="-0.2402in" draw:caption-point-y="0.6024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15in" draw:caption-point-x="-0.2402in" draw:caption-point-y="0.6102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35in" draw:caption-point-x="-0.2402in" draw:caption-point-y="0.6083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58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54in" draw:caption-point-x="-0.2402in" draw:caption-point-y="0.6063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89in" draw:caption-point-x="-0.2402in" draw:caption-point-y="0.602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898in" draw:caption-point-x="-0.2402in" draw:caption-point-y="0.60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894in" draw:caption-point-x="-0.2402in" draw:caption-point-y="0.6024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03in" draw:caption-point-x="-0.2402in" draw:caption-point-y="0.6091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07in" draw:caption-point-x="-0.2402in" draw:caption-point-y="0.6087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28in" draw:caption-point-x="-0.2402in" draw:caption-point-y="0.616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31in" draw:caption-point-x="-0.2402in" draw:caption-point-y="0.6063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76in" draw:caption-point-x="-0.2402in" draw:caption-point-y="0.6094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8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795in" draw:caption-point-x="-0.2402in" draw:caption-point-y="0.6075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46in" draw:caption-point-x="-0.2402in" draw:caption-point-y="0.6024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58in" draw:caption-point-x="-0.2402in" draw:caption-point-y="0.6012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05in" draw:caption-point-x="-0.2402in" draw:caption-point-y="0.6142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11in" draw:caption-point-x="-0.2402in" draw:caption-point-y="0.6035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23in" draw:caption-point-x="-0.2402in" draw:caption-point-y="0.6024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24in" draw:caption-point-x="-0.2402in" draw:caption-point-y="0.6098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44in" draw:caption-point-x="-0.2402in" draw:caption-point-y="0.6079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64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8in" draw:caption-point-x="-0.2402in" draw:caption-point-y="0.6043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787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791in" draw:caption-point-x="-0.2402in" draw:caption-point-y="0.6031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65in" draw:caption-point-x="-0.2402in" draw:caption-point-y="0.6134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56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685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13in" draw:caption-point-x="-0.2402in" draw:caption-point-y="0.6063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13in" draw:caption-point-x="-0.2402in" draw:caption-point-y="0.6063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32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4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56in" draw:caption-point-x="-0.2402in" draw:caption-point-y="0.60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6in" draw:caption-point-x="-0.2402in" draw:caption-point-y="0.601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77in" draw:caption-point-x="-0.2402in" draw:caption-point-y="0.6079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36in" draw:caption-point-x="-0.2402in" draw:caption-point-y="0.60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22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3in" draw:caption-point-x="-0.2402in" draw:caption-point-y="0.6102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34in" draw:caption-point-x="-0.2402in" draw:caption-point-y="0.6098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42in" draw:caption-point-x="-0.2402in" draw:caption-point-y="0.6091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46in" draw:caption-point-x="-0.2402in" draw:caption-point-y="0.6087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5in" draw:caption-point-x="-0.2402in" draw:caption-point-y="0.6083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54in" draw:caption-point-x="-0.2402in" draw:caption-point-y="0.6079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61in" draw:caption-point-x="-0.2402in" draw:caption-point-y="0.6071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65in" draw:caption-point-x="-0.2402in" draw:caption-point-y="0.6067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69in" draw:caption-point-x="-0.2402in" draw:caption-point-y="0.6063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697in" draw:caption-point-x="-0.2402in" draw:caption-point-y="0.6035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01in" draw:caption-point-x="-0.2402in" draw:caption-point-y="0.6031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05in" draw:caption-point-x="-0.2402in" draw:caption-point-y="0.602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09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13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098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34in" draw:caption-point-x="-0.2402in" draw:caption-point-y="0.6075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14in" draw:caption-point-x="-0.2402in" draw:caption-point-y="0.6071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18in" draw:caption-point-x="-0.2402in" draw:caption-point-y="0.6067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06in" draw:caption-point-x="-0.2402in" draw:caption-point-y="0.6075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1in" draw:caption-point-x="-0.2402in" draw:caption-point-y="0.6071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18in" draw:caption-point-x="-0.2402in" draw:caption-point-y="0.6063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26in" draw:caption-point-x="-0.2402in" draw:caption-point-y="0.6055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46in" draw:caption-point-x="-0.2402in" draw:caption-point-y="0.6035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5in" draw:caption-point-x="-0.2402in" draw:caption-point-y="0.6031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65in" draw:caption-point-x="-0.2402in" draw:caption-point-y="0.6016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197in" draw:caption-point-x="-0.2402in" draw:caption-point-y="0.5984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83in" draw:caption-point-x="-0.2402in" draw:caption-point-y="0.6075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87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591in" draw:caption-point-x="-0.2402in" draw:caption-point-y="0.6067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594in" draw:caption-point-x="-0.2402in" draw:caption-point-y="0.6063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06in" draw:caption-point-x="-0.2402in" draw:caption-point-y="0.6051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1in" draw:caption-point-x="-0.2402in" draw:caption-point-y="0.6047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1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22in" draw:caption-point-x="-0.2402in" draw:caption-point-y="0.6035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26in" draw:caption-point-x="-0.2402in" draw:caption-point-y="0.6031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34in" draw:caption-point-x="-0.2402in" draw:caption-point-y="0.6024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46in" draw:caption-point-x="-0.2402in" draw:caption-point-y="0.6012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54in" draw:caption-point-x="-0.2402in" draw:caption-point-y="0.6004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65in" draw:caption-point-x="-0.2402in" draw:caption-point-y="0.5992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69in" draw:caption-point-x="-0.2402in" draw:caption-point-y="0.598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39in" draw:caption-point-x="-0.2402in" draw:caption-point-y="0.6071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43in" draw:caption-point-x="-0.2402in" draw:caption-point-y="0.6067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59in" draw:caption-point-x="-0.2402in" draw:caption-point-y="0.6051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63in" draw:caption-point-x="-0.2402in" draw:caption-point-y="0.6047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79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18in" draw:caption-point-x="-0.2402in" draw:caption-point-y="0.5992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39in" draw:caption-point-x="-0.2402in" draw:caption-point-y="0.6047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51in" draw:caption-point-x="-0.2402in" draw:caption-point-y="0.6035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59in" draw:caption-point-x="-0.2402in" draw:caption-point-y="0.6028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79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24in" draw:caption-point-x="-0.2402in" draw:caption-point-y="0.6043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31in" draw:caption-point-x="-0.2402in" draw:caption-point-y="0.6035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51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75in" draw:caption-point-x="-0.2402in" draw:caption-point-y="0.5992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8in" draw:caption-point-x="-0.2402in" draw:caption-point-y="0.6063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5996in" draw:caption-point-x="-0.2402in" draw:caption-point-y="0.6047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04in" draw:caption-point-x="-0.2402in" draw:caption-point-y="0.6039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55in" draw:caption-point-x="-0.2402in" draw:caption-point-y="0.598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0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08in" draw:caption-point-x="-0.2402in" draw:caption-point-y="0.6012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25in" draw:caption-point-x="-0.2402in" draw:caption-point-y="0.6071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29in" draw:caption-point-x="-0.2402in" draw:caption-point-y="0.6067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33in" draw:caption-point-x="-0.2402in" draw:caption-point-y="0.6063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45in" draw:caption-point-x="-0.2402in" draw:caption-point-y="0.6051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49in" draw:caption-point-x="-0.2402in" draw:caption-point-y="0.6047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398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09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21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33in" draw:caption-point-x="-0.2402in" draw:caption-point-y="0.6039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37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41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53in" draw:caption-point-x="-0.2402in" draw:caption-point-y="0.60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57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894in" draw:caption-point-x="-0.2402in" draw:caption-point-y="0.6055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894in" draw:caption-point-x="-0.2402in" draw:caption-point-y="0.6055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898in" draw:caption-point-x="-0.2402in" draw:caption-point-y="0.6051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06in" draw:caption-point-x="-0.2402in" draw:caption-point-y="0.6043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13in" draw:caption-point-x="-0.2402in" draw:caption-point-y="0.6035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17in" draw:caption-point-x="-0.2402in" draw:caption-point-y="0.6031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29in" draw:caption-point-x="-0.2402in" draw:caption-point-y="0.60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29in" draw:caption-point-x="-0.2402in" draw:caption-point-y="0.60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5in" draw:caption-point-x="-0.2402in" draw:caption-point-y="0.6075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74in" draw:caption-point-x="-0.2402in" draw:caption-point-y="0.6051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398in" draw:caption-point-x="-0.2402in" draw:caption-point-y="0.6028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398in" draw:caption-point-x="-0.2402in" draw:caption-point-y="0.6028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41in" draw:caption-point-x="-0.2402in" draw:caption-point-y="0.5984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39in" draw:caption-point-x="-0.2402in" draw:caption-point-y="0.6063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62in" draw:caption-point-x="-0.2402in" draw:caption-point-y="0.6039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7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894in" draw:caption-point-x="-0.2402in" draw:caption-point-y="0.6008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15in" draw:caption-point-x="-0.2402in" draw:caption-point-y="0.6043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19in" draw:caption-point-x="-0.2402in" draw:caption-point-y="0.6039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27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54in" draw:caption-point-x="-0.2402in" draw:caption-point-y="0.6004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83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36in" draw:caption-point-x="-0.2402in" draw:caption-point-y="0.6075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48in" draw:caption-point-x="-0.2402in" draw:caption-point-y="0.6063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87in" draw:caption-point-x="-0.2402in" draw:caption-point-y="0.6024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32in" draw:caption-point-x="-0.2402in" draw:caption-point-y="0.6055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4in" draw:caption-point-x="-0.2402in" draw:caption-point-y="0.6047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52in" draw:caption-point-x="-0.2402in" draw:caption-point-y="0.6035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6in" draw:caption-point-x="-0.2402in" draw:caption-point-y="0.6028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72in" draw:caption-point-x="-0.2402in" draw:caption-point-y="0.6016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76in" draw:caption-point-x="-0.2402in" draw:caption-point-y="0.6012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8in" draw:caption-point-x="-0.2402in" draw:caption-point-y="0.6008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83in" draw:caption-point-x="-0.2402in" draw:caption-point-y="0.6004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295in" draw:caption-point-x="-0.2402in" draw:caption-point-y="0.5992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299in" draw:caption-point-x="-0.2402in" draw:caption-point-y="0.598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03in" draw:caption-point-x="-0.2402in" draw:caption-point-y="0.5984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01in" draw:caption-point-x="-0.2402in" draw:caption-point-y="0.6063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598in" draw:caption-point-x="-0.2402in" draw:caption-point-y="0.6075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42in" draw:caption-point-x="-0.2402in" draw:caption-point-y="0.6031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81in" draw:caption-point-x="-0.2402in" draw:caption-point-y="0.5992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55in" draw:caption-point-x="-0.2402in" draw:caption-point-y="0.6047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098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04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16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24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28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39in" draw:caption-point-x="-0.2402in" draw:caption-point-y="0.6039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43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47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59in" draw:caption-point-x="-0.2402in" draw:caption-point-y="0.60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63in" draw:caption-point-x="-0.2402in" draw:caption-point-y="0.6016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67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71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87in" draw:caption-point-x="-0.2402in" draw:caption-point-y="0.5992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71in" draw:caption-point-x="-0.2402in" draw:caption-point-y="0.5984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57in" draw:caption-point-x="-0.2402in" draw:caption-point-y="0.6075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61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69in" draw:caption-point-x="-0.2402in" draw:caption-point-y="0.6063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76in" draw:caption-point-x="-0.2402in" draw:caption-point-y="0.6055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8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84in" draw:caption-point-x="-0.2402in" draw:caption-point-y="0.6047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61in" draw:caption-point-x="-0.2402in" draw:caption-point-y="0.6071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496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496in" draw:caption-point-x="-0.2402in" draw:caption-point-y="0.6035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17in" draw:caption-point-x="-0.2402in" draw:caption-point-y="0.6091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2996in" draw:caption-point-x="-0.2402in" draw:caption-point-y="0.6012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04in" draw:caption-point-x="-0.2402in" draw:caption-point-y="0.6004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53in" draw:caption-point-x="-0.2402in" draw:caption-point-y="0.6012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78in" draw:caption-point-x="-0.2402in" draw:caption-point-y="0.6063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86in" draw:caption-point-x="-0.2402in" draw:caption-point-y="0.6055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39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06in" draw:caption-point-x="-0.2402in" draw:caption-point-y="0.6035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17in" draw:caption-point-x="-0.2402in" draw:caption-point-y="0.6024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37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41in" draw:caption-point-x="-0.2402in" draw:caption-point-y="0.6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49in" draw:caption-point-x="-0.2402in" draw:caption-point-y="0.5992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57in" draw:caption-point-x="-0.2402in" draw:caption-point-y="0.5984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46in" draw:caption-point-x="-0.2402in" draw:caption-point-y="0.6071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66in" draw:caption-point-x="-0.2402in" draw:caption-point-y="0.6051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74in" draw:caption-point-x="-0.2402in" draw:caption-point-y="0.6043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7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39in" draw:caption-point-x="-0.2402in" draw:caption-point-y="0.6055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86in" draw:caption-point-x="-0.2402in" draw:caption-point-y="0.6008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394in" draw:caption-point-x="-0.2402in" draw:caption-point-y="0.6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02in" draw:caption-point-x="-0.2402in" draw:caption-point-y="0.5992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66in" draw:caption-point-x="-0.2402in" draw:caption-point-y="0.6004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68in" draw:caption-point-x="-0.2402in" draw:caption-point-y="0.6079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03in" draw:caption-point-x="-0.2402in" draw:caption-point-y="0.6043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27in" draw:caption-point-x="-0.2402in" draw:caption-point-y="0.60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31in" draw:caption-point-x="-0.2402in" draw:caption-point-y="0.6016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4in" draw:caption-point-x="-0.2402in" draw:caption-point-y="0.6083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32in" draw:caption-point-x="-0.2402in" draw:caption-point-y="0.6091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795in" draw:caption-point-x="-0.2402in" draw:caption-point-y="0.6028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03in" draw:caption-point-x="-0.2402in" draw:caption-point-y="0.60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228in" draw:caption-point-x="-0.2402in" draw:caption-point-y="0.6071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244in" draw:caption-point-x="-0.2402in" draw:caption-point-y="0.6055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256in" draw:caption-point-x="-0.2402in" draw:caption-point-y="0.6043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256in" draw:caption-point-x="-0.2402in" draw:caption-point-y="0.6043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26in" draw:caption-point-x="-0.2402in" draw:caption-point-y="0.6039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26in" draw:caption-point-x="-0.2402in" draw:caption-point-y="0.6039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291in" draw:caption-point-x="-0.2402in" draw:caption-point-y="0.6008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15in" draw:caption-point-x="-0.2402in" draw:caption-point-y="0.5984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09in" draw:caption-point-x="-0.2402in" draw:caption-point-y="0.6067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72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724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728in" draw:caption-point-x="-0.2402in" draw:caption-point-y="0.6047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74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744in" draw:caption-point-x="-0.2402in" draw:caption-point-y="0.6031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76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764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768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772in" draw:caption-point-x="-0.2402in" draw:caption-point-y="0.6004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776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783in" draw:caption-point-x="-0.2402in" draw:caption-point-y="0.5992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787in" draw:caption-point-x="-0.2402in" draw:caption-point-y="0.598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185in" draw:caption-point-x="-0.2402in" draw:caption-point-y="0.6071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2in" draw:caption-point-x="-0.2402in" draw:caption-point-y="0.6035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2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657in" draw:caption-point-x="-0.2402in" draw:caption-point-y="0.6075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661in" draw:caption-point-x="-0.2402in" draw:caption-point-y="0.6071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669in" draw:caption-point-x="-0.2402in" draw:caption-point-y="0.6063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677in" draw:caption-point-x="-0.2402in" draw:caption-point-y="0.6055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681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685in" draw:caption-point-x="-0.2402in" draw:caption-point-y="0.6047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689in" draw:caption-point-x="-0.2402in" draw:caption-point-y="0.6043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13in" draw:caption-point-x="-0.2402in" draw:caption-point-y="0.60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2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14in" draw:caption-point-x="-0.2402in" draw:caption-point-y="0.6071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18in" draw:caption-point-x="-0.2402in" draw:caption-point-y="0.6067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626in" draw:caption-point-x="-0.2402in" draw:caption-point-y="0.6059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63in" draw:caption-point-x="-0.2402in" draw:caption-point-y="0.6055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638in" draw:caption-point-x="-0.2402in" draw:caption-point-y="0.6047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646in" draw:caption-point-x="-0.2402in" draw:caption-point-y="0.6039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65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657in" draw:caption-point-x="-0.2402in" draw:caption-point-y="0.6028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661in" draw:caption-point-x="-0.2402in" draw:caption-point-y="0.6024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65in" draw:caption-point-x="-0.2402in" draw:caption-point-y="0.60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669in" draw:caption-point-x="-0.2402in" draw:caption-point-y="0.6016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681in" draw:caption-point-x="-0.2402in" draw:caption-point-y="0.6004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685in" draw:caption-point-x="-0.2402in" draw:caption-point-y="0.6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693in" draw:caption-point-x="-0.2402in" draw:caption-point-y="0.5992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693in" draw:caption-point-x="-0.2402in" draw:caption-point-y="0.5992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14in" draw:caption-point-x="-0.2402in" draw:caption-point-y="0.6047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126in" draw:caption-point-x="-0.2402in" draw:caption-point-y="0.6035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15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154in" draw:caption-point-x="-0.2402in" draw:caption-point-y="0.6008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173in" draw:caption-point-x="-0.2402in" draw:caption-point-y="0.598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130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563in" draw:caption-point-x="-0.2402in" draw:caption-point-y="0.6075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583in" draw:caption-point-x="-0.2402in" draw:caption-point-y="0.6055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587in" draw:caption-point-x="-0.2402in" draw:caption-point-y="0.6051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594in" draw:caption-point-x="-0.2402in" draw:caption-point-y="0.6043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598in" draw:caption-point-x="-0.2402in" draw:caption-point-y="0.6039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02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1in" draw:caption-point-x="-0.2402in" draw:caption-point-y="0.6028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63in" draw:caption-point-x="-0.2402in" draw:caption-point-y="0.6008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638in" draw:caption-point-x="-0.2402in" draw:caption-point-y="0.6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039in" draw:caption-point-x="-0.2402in" draw:caption-point-y="0.6075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669in" draw:caption-point-x="-0.2402in" draw:caption-point-y="0.5413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130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406in" draw:caption-point-x="-0.2402in" draw:caption-point-y="0.5413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30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71" table:formula="of:=SUM([.D8:.AH8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70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287in" draw:caption-point-x="-0.2402in" draw:caption-point-y="0.5441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46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2039in" draw:caption-point-x="-0.2402in" draw:caption-point-y="0.5138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2">
            <text:p>12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70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.5">
            <text:p>2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0819in" draw:caption-point-x="-0.2402in" draw:caption-point-y="0.5433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1768in" draw:caption-point-x="-0.2402in" draw:caption-point-y="0.5413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0.1768in" draw:caption-point-x="-0.2402in" draw:caption-point-y="0.5413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0.1768in" draw:caption-point-x="-0.2402in" draw:caption-point-y="0.5413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0.1768in" draw:caption-point-x="-0.2402in" draw:caption-point-y="0.5413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0.1768in" draw:caption-point-x="-0.2402in" draw:caption-point-y="0.5413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1768in" draw:caption-point-x="-0.2402in" draw:caption-point-y="0.5413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0.1768in" draw:caption-point-x="-0.2402in" draw:caption-point-y="0.5413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0.1768in" draw:caption-point-x="-0.2402in" draw:caption-point-y="0.5413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0.1768in" draw:caption-point-x="-0.2402in" draw:caption-point-y="0.5413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0.1768in" draw:caption-point-x="-0.2402in" draw:caption-point-y="0.5413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1768in" draw:caption-point-x="-0.2402in" draw:caption-point-y="0.5413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0.1189in" draw:caption-point-x="-0.2402in" draw:caption-point-y="0.5992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1209in" draw:caption-point-x="-0.2402in" draw:caption-point-y="0.5972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1213in" draw:caption-point-x="-0.2402in" draw:caption-point-y="0.5969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572in" svg:y="0.1224in" draw:caption-point-x="-0.2402in" draw:caption-point-y="0.5957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3531in" draw:caption-point-x="-0.2402in" draw:caption-point-y="0.6126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0.3563in" draw:caption-point-x="-0.2402in" draw:caption-point-y="0.6094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361in" draw:caption-point-x="-0.2402in" draw:caption-point-y="0.6047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0.3618in" draw:caption-point-x="-0.2402in" draw:caption-point-y="0.6039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9.7228in" svg:y="0.3622in" draw:caption-point-x="-0.2402in" draw:caption-point-y="0.6035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0.3634in" draw:caption-point-x="-0.2402in" draw:caption-point-y="0.6024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3654in" draw:caption-point-x="-0.2402in" draw:caption-point-y="0.6004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2.9189in" svg:y="0.3665in" draw:caption-point-x="-0.2402in" draw:caption-point-y="0.5992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0.3665in" draw:caption-point-x="-0.2402in" draw:caption-point-y="0.5992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9894in" svg:y="0.824in" draw:caption-point-x="-0.9406in" draw:caption-point-y="0.1417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3685in" draw:caption-point-x="-0.2402in" draw:caption-point-y="0.5972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3689in" draw:caption-point-x="-0.2402in" draw:caption-point-y="0.5969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3701in" draw:caption-point-x="-0.2402in" draw:caption-point-y="0.5957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613in" draw:caption-point-x="-0.2402in" draw:caption-point-y="0.6004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0.3752in" svg:y="0.8693in" draw:caption-point-x="2.3035in" draw:caption-point-y="0.3441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0.8512in" draw:caption-point-x="-0.2402in" draw:caption-point-y="0.6098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0.861in" draw:caption-point-x="-0.2402in" draw:caption-point-y="0.6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289in" svg:y="0.8642in" draw:caption-point-x="-0.2402in" draw:caption-point-y="0.5969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8654in" draw:caption-point-x="-0.2402in" draw:caption-point-y="0.5957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93" table:formula="of:=SUM([.D8:.AH8])" office:value-type="float" office:value="3.5">
            <text:p>3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0969in" draw:caption-point-x="-0.2402in" draw:caption-point-y="0.6118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4.9287in" svg:y="1.1012in" draw:caption-point-x="-0.2402in" draw:caption-point-y="0.6075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1.1039in" draw:caption-point-x="-0.2402in" draw:caption-point-y="0.6047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1.1016in" draw:caption-point-x="-0.2402in" draw:caption-point-y="0.6071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1051in" draw:caption-point-x="-0.2402in" draw:caption-point-y="0.6035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35in" svg:y="1.0354in" draw:caption-point-x="2.0039in" draw:caption-point-y="0.6732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1.1067in" draw:caption-point-x="-0.2402in" draw:caption-point-y="0.602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1.1087in" draw:caption-point-x="-0.2402in" draw:caption-point-y="0.6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1094in" draw:caption-point-x="-0.2402in" draw:caption-point-y="0.5992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6.572in" svg:y="1.113in" draw:caption-point-x="-0.2402in" draw:caption-point-y="0.5957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3449in" draw:caption-point-x="-0.2402in" draw:caption-point-y="0.6118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.3472in" draw:caption-point-x="-0.2402in" draw:caption-point-y="0.6094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.3512in" draw:caption-point-x="-0.2402in" draw:caption-point-y="0.6055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3528in" draw:caption-point-x="-0.2402in" draw:caption-point-y="0.6039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1.0925in" svg:y="1.3555in" draw:caption-point-x="-0.2402in" draw:caption-point-y="0.6012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3575in" draw:caption-point-x="-0.2402in" draw:caption-point-y="0.5992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1.415in" draw:caption-point-x="-0.2402in" draw:caption-point-y="0.5417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.361in" draw:caption-point-x="-0.2402in" draw:caption-point-y="0.5957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2" draw:text-style-name="P1" svg:width="1.1413in" svg:height="0.5457in" svg:x="3.1024in" svg:y="1.5933in" draw:caption-point-x="-0.2402in" draw:caption-point-y="0.611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1.5972in" draw:caption-point-x="-0.2402in" draw:caption-point-y="0.6071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.5976in" draw:caption-point-x="-0.2402in" draw:caption-point-y="0.6067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6004in" draw:caption-point-x="-0.2402in" draw:caption-point-y="0.6039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6008in" draw:caption-point-x="-0.2402in" draw:caption-point-y="0.6035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1.602in" draw:caption-point-x="-0.2402in" draw:caption-point-y="0.6024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6024in" draw:caption-point-x="-0.2402in" draw:caption-point-y="0.602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1.6039in" draw:caption-point-x="-0.2402in" draw:caption-point-y="0.6004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1.8457in" draw:caption-point-x="-0.2402in" draw:caption-point-y="0.6063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85in" draw:caption-point-x="-0.2402in" draw:caption-point-y="0.602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1">
            <text:p>1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0878in" draw:caption-point-x="-0.2402in" draw:caption-point-y="0.6118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2.0961in" draw:caption-point-x="-0.2402in" draw:caption-point-y="0.6035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2.1004in" draw:caption-point-x="-0.2402in" draw:caption-point-y="0.5992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2.1012in" draw:caption-point-x="-0.2402in" draw:caption-point-y="0.5984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2.102in" draw:caption-point-x="-0.2402in" draw:caption-point-y="0.5976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3354in" draw:caption-point-x="-0.2402in" draw:caption-point-y="0.6118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2.3358in" draw:caption-point-x="-0.2402in" draw:caption-point-y="0.6114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4.472in" svg:y="2.3406in" draw:caption-point-x="-0.2402in" draw:caption-point-y="0.6067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2.3402in" draw:caption-point-x="-0.2402in" draw:caption-point-y="0.6071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2.3406in" draw:caption-point-x="-0.2402in" draw:caption-point-y="0.6067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2.3409in" draw:caption-point-x="-0.2402in" draw:caption-point-y="0.6063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3433in" draw:caption-point-x="-0.2402in" draw:caption-point-y="0.6039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9.7228in" svg:y="2.3437in" draw:caption-point-x="-0.2402in" draw:caption-point-y="0.6035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3453in" draw:caption-point-x="-0.2402in" draw:caption-point-y="0.602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348in" draw:caption-point-x="-0.2402in" draw:caption-point-y="0.5992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35in" draw:caption-point-x="-0.2402in" draw:caption-point-y="0.5972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2.3516in" draw:caption-point-x="-0.2402in" draw:caption-point-y="0.5957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5831in" draw:caption-point-x="-0.2402in" draw:caption-point-y="0.6118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2.5854in" draw:caption-point-x="-0.2402in" draw:caption-point-y="0.6094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2.5894in" draw:caption-point-x="-0.2402in" draw:caption-point-y="0.6055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2.5902in" draw:caption-point-x="-0.2402in" draw:caption-point-y="0.6047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5909in" draw:caption-point-x="-0.2402in" draw:caption-point-y="0.6039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5929in" draw:caption-point-x="-0.2402in" draw:caption-point-y="0.602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5957in" draw:caption-point-x="-0.2402in" draw:caption-point-y="0.5992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2.5957in" draw:caption-point-x="-0.2402in" draw:caption-point-y="0.5992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4">
            <text:p>4</text:p>
          </table:table-cell>
          <table:table-cell table:style-name="ce197"/>
          <table:table-cell table:style-name="ce197" office:value-type="float" office:value="0.5">
            <office:annotation draw:style-name="gr4" draw:text-style-name="P1" svg:width="1.1413in" svg:height="0.3902in" svg:x="3.1024in" svg:y="2.8315in" draw:caption-point-x="-0.2402in" draw:caption-point-y="0.611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2.8311in" draw:caption-point-x="-0.2402in" draw:caption-point-y="0.6114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0157in" svg:y="2.8335in" draw:caption-point-x="-0.2402in" draw:caption-point-y="0.6091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2.8358in" draw:caption-point-x="-0.2402in" draw:caption-point-y="0.6067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7028in" svg:y="3.1823in" draw:caption-point-x="-0.6118in" draw:caption-point-y="0.2602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2.8386in" draw:caption-point-x="-0.2402in" draw:caption-point-y="0.6039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2.839in" draw:caption-point-x="-0.2402in" draw:caption-point-y="0.6035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2.8402in" draw:caption-point-x="-0.2402in" draw:caption-point-y="0.6024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2.8433in" draw:caption-point-x="-0.2402in" draw:caption-point-y="0.5992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197" office:value-type="float" office:value="1">
            <office:annotation draw:style-name="gr6" draw:text-style-name="P1" svg:width="1.1413in" svg:height="0.2634in" svg:x="13.3756in" svg:y="2.8433in" draw:caption-point-x="-0.2402in" draw:caption-point-y="0.5992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8453in" draw:caption-point-x="-0.2402in" draw:caption-point-y="0.5972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315in" svg:y="3.5075in" draw:caption-point-x="0.274in" draw:caption-point-y="-0.065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2.8469in" draw:caption-point-x="-0.2402in" draw:caption-point-y="0.5957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3.0909in" draw:caption-point-x="-0.2402in" draw:caption-point-y="0.5992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9">
            <text:p>9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3.5591in" svg:y="3.3272in" draw:caption-point-x="-0.2402in" draw:caption-point-y="0.611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3.3299in" draw:caption-point-x="-0.2402in" draw:caption-point-y="0.6083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3378in" draw:caption-point-x="-0.2402in" draw:caption-point-y="0.6004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.5">
            <office:annotation draw:style-name="gr6" draw:text-style-name="P1" svg:width="1.1413in" svg:height="0.2634in" svg:x="12.9189in" svg:y="3.3386in" draw:caption-point-x="-0.2402in" draw:caption-point-y="0.5996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3.3756in" svg:y="3.339in" draw:caption-point-x="-0.2402in" draw:caption-point-y="0.5992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3.3406in" draw:caption-point-x="-0.2402in" draw:caption-point-y="0.5976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6.1154in" svg:y="3.3425in" draw:caption-point-x="-0.2402in" draw:caption-point-y="0.5957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3.3425in" draw:caption-point-x="-0.2402in" draw:caption-point-y="0.5957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1.5">
            <text:p>1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3.5776in" draw:caption-point-x="-0.2402in" draw:caption-point-y="0.6083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3.5791in" draw:caption-point-x="-0.2402in" draw:caption-point-y="0.6067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3.5724in" draw:caption-point-x="-0.2402in" draw:caption-point-y="0.6134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3.5724in" draw:caption-point-x="-0.2402in" draw:caption-point-y="0.6134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3.5811in" draw:caption-point-x="-0.2402in" draw:caption-point-y="0.6047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6358in" svg:y="3.5839in" draw:caption-point-x="-0.2402in" draw:caption-point-y="0.602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5846in" draw:caption-point-x="-0.2402in" draw:caption-point-y="0.6012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3.5854in" draw:caption-point-x="-0.2402in" draw:caption-point-y="0.6004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3.5858in" draw:caption-point-x="-0.2402in" draw:caption-point-y="0.6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5866in" draw:caption-point-x="-0.2402in" draw:caption-point-y="0.5992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4.076in" draw:caption-point-x="-0.2402in" draw:caption-point-y="0.6051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4.0772in" draw:caption-point-x="-0.2402in" draw:caption-point-y="0.6039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3217in" draw:caption-point-x="-0.2402in" draw:caption-point-y="0.6071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4.3268in" draw:caption-point-x="-0.2402in" draw:caption-point-y="0.602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5693in" draw:caption-point-x="-0.2402in" draw:caption-point-y="0.6071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0681in" draw:caption-point-x="-0.2402in" draw:caption-point-y="0.6035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5.0748in" draw:caption-point-x="-0.2402in" draw:caption-point-y="0.5969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5.076in" draw:caption-point-x="-0.2402in" draw:caption-point-y="0.5957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579in" draw:caption-point-x="-0.2402in" draw:caption-point-y="0.6094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">
            <text:p>0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5.8067in" draw:caption-point-x="-0.2402in" draw:caption-point-y="0.6083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5.8102in" draw:caption-point-x="-0.2402in" draw:caption-point-y="0.6047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8114in" draw:caption-point-x="-0.2402in" draw:caption-point-y="0.6035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0925in" svg:y="5.8138in" draw:caption-point-x="-0.2402in" draw:caption-point-y="0.6012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5.8157in" draw:caption-point-x="-0.2402in" draw:caption-point-y="0.5992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5.8165in" draw:caption-point-x="-0.2402in" draw:caption-point-y="0.5984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572in" svg:y="5.8193in" draw:caption-point-x="-0.2402in" draw:caption-point-y="0.5957in">
              <dc:date>2017-10-31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2">
            <text:p>2</text:p>
          </table:table-cell>
          <table:table-cell table:style-name="ce197"/>
          <table:table-cell table:style-name="ce197" office:value-type="float" office:value="1">
            <office:annotation draw:style-name="gr2" draw:text-style-name="P1" svg:width="1.1413in" svg:height="0.5457in" svg:x="3.1024in" svg:y="6.05in" draw:caption-point-x="-0.2402in" draw:caption-point-y="0.6126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6.0559in" draw:caption-point-x="-0.2402in" draw:caption-point-y="0.6067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6.0583in" draw:caption-point-x="-0.2402in" draw:caption-point-y="0.6043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6.0634in" draw:caption-point-x="-0.2402in" draw:caption-point-y="0.5992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6.2976in" draw:caption-point-x="-0.2402in" draw:caption-point-y="0.6126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2">
            <text:p>2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4.0157in" svg:y="6.5461in" draw:caption-point-x="-0.2402in" draw:caption-point-y="0.6118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6.5539in" draw:caption-point-x="-0.2402in" draw:caption-point-y="0.6039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1.0925in" svg:y="6.5583in" draw:caption-point-x="-0.2402in" draw:caption-point-y="0.5996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6.5598in" draw:caption-point-x="-0.2402in" draw:caption-point-y="0.59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7.0413in" draw:caption-point-x="-0.2402in" draw:caption-point-y="0.6118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7.0437in" draw:caption-point-x="-0.2402in" draw:caption-point-y="0.6094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7.0461in" draw:caption-point-x="-0.2402in" draw:caption-point-y="0.6071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7.0465in" draw:caption-point-x="-0.2402in" draw:caption-point-y="0.6067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7.0476in" draw:caption-point-x="-0.2402in" draw:caption-point-y="0.6055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7.0484in" draw:caption-point-x="-0.2402in" draw:caption-point-y="0.6047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7.0492in" draw:caption-point-x="-0.2402in" draw:caption-point-y="0.6039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7.0512in" draw:caption-point-x="-0.2402in" draw:caption-point-y="0.602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7.052in" draw:caption-point-x="-0.2402in" draw:caption-point-y="0.601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7.0539in" draw:caption-point-x="-0.2402in" draw:caption-point-y="0.5992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8323in" svg:y="7.0539in" draw:caption-point-x="-0.2402in" draw:caption-point-y="0.5992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7.0547in" draw:caption-point-x="-0.2402in" draw:caption-point-y="0.5984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7.1134in" draw:caption-point-x="-0.2402in" draw:caption-point-y="0.5398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6.572in" svg:y="7.3051in" draw:caption-point-x="-0.2402in" draw:caption-point-y="0.5957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7.5358in" draw:caption-point-x="-0.2402in" draw:caption-point-y="0.6126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2626in" svg:y="7.7949in" draw:caption-point-x="1.3177in" draw:caption-point-y="0.3535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7.5433in" draw:caption-point-x="-0.2402in" draw:caption-point-y="0.6051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7988in" svg:y="7.5433in" draw:caption-point-x="-0.2402in" draw:caption-point-y="0.6051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7.5433in" draw:caption-point-x="-0.2402in" draw:caption-point-y="0.6051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7.5484in" draw:caption-point-x="-0.2402in" draw:caption-point-y="0.6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0.1791in" svg:y="7.7941in" draw:caption-point-x="-0.2402in" draw:caption-point-y="0.6024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7.7988in" draw:caption-point-x="-0.2402in" draw:caption-point-y="0.5976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.5">
            <text:p>1.5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299in" draw:caption-point-x="-0.2402in" draw:caption-point-y="0.6142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8.0366in" draw:caption-point-x="-0.2402in" draw:caption-point-y="0.6075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8.0441in" draw:caption-point-x="-0.2402in" draw:caption-point-y="0.6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8.0445in" draw:caption-point-x="-0.2402in" draw:caption-point-y="0.5996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8.2807in" draw:caption-point-x="-0.2402in" draw:caption-point-y="0.611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8.2835in" draw:caption-point-x="-0.2402in" draw:caption-point-y="0.6083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8.285in" draw:caption-point-x="-0.2402in" draw:caption-point-y="0.6067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8.285in" draw:caption-point-x="-0.2402in" draw:caption-point-y="0.6067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8.2878in" draw:caption-point-x="-0.2402in" draw:caption-point-y="0.6039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2906in" draw:caption-point-x="-0.2402in" draw:caption-point-y="0.601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1">
            <text:p>1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8.5268in" draw:caption-point-x="-0.2402in" draw:caption-point-y="0.6126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8.5327in" draw:caption-point-x="-0.2402in" draw:caption-point-y="0.6067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5437in" draw:caption-point-x="-0.2402in" draw:caption-point-y="0.5957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93" table:formula="of:=SUM([.D39:.AH39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8.7752in" draw:caption-point-x="-0.2402in" draw:caption-point-y="0.6118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8.7756in" draw:caption-point-x="-0.2402in" draw:caption-point-y="0.6114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8.7815in" draw:caption-point-x="-0.2402in" draw:caption-point-y="0.6055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8.7831in" draw:caption-point-x="-0.2402in" draw:caption-point-y="0.6039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638in" svg:y="8.5902in" draw:caption-point-x="1.9752in" draw:caption-point-y="0.7969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8433in" draw:caption-point-x="-0.2402in" draw:caption-point-y="0.5437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5492in" svg:y="8.7866in" draw:caption-point-x="-0.2402in" draw:caption-point-y="0.6004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8.787in" draw:caption-point-x="-0.2402in" draw:caption-point-y="0.6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8.7886in" draw:caption-point-x="-0.2402in" draw:caption-point-y="0.5984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7913in" draw:caption-point-x="-0.2402in" draw:caption-point-y="0.5957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3" table:formula="of:=SUM([.D40:.AH40])" office:value-type="float" office:value="2.5">
            <text:p>2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9.022in" draw:caption-point-x="-0.2402in" draw:caption-point-y="0.6126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236in" draw:caption-point-x="-0.2402in" draw:caption-point-y="0.611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9.0252in" draw:caption-point-x="-0.2402in" draw:caption-point-y="0.6094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9.0264in" draw:caption-point-x="-0.2402in" draw:caption-point-y="0.6083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6425in" svg:y="8.524in" draw:caption-point-x="0.0461in" draw:caption-point-y="1.1106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9.028in" draw:caption-point-x="-0.2402in" draw:caption-point-y="0.6067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7.7016in" svg:y="8.8925in" draw:caption-point-x="0.3461in" draw:caption-point-y="0.7421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9.0311in" draw:caption-point-x="-0.2402in" draw:caption-point-y="0.6035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783in" svg:y="9.3331in" draw:caption-point-x="1.9606in" draw:caption-point-y="0.3016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2772in" svg:y="9.761in" draw:caption-point-x="0.0319in" draw:caption-point-y="-0.126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028in" svg:y="9.1437in" draw:caption-point-x="-1.5972in" draw:caption-point-y="0.490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9.039in" draw:caption-point-x="-0.2402in" draw:caption-point-y="0.5957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1">
            <text:p>1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9.2744in" draw:caption-point-x="-0.2402in" draw:caption-point-y="0.6079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9.2803in" draw:caption-point-x="-0.2402in" draw:caption-point-y="0.602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2811in" draw:caption-point-x="-0.2402in" draw:caption-point-y="0.6012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9.2846in" draw:caption-point-x="-0.2402in" draw:caption-point-y="0.5976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3" table:formula="of:=SUM([.D42:.AH42])" office:value-type="float" office:value="1">
            <text:p>1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10" draw:text-style-name="P1" svg:width="1.1413in" svg:height="1.0697in" svg:x="4.5724in" svg:y="10.1988in" draw:caption-point-x="-0.3406in" draw:caption-point-y="-0.0689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5.6768in" svg:y="9.0909in" draw:caption-point-x="0.9035in" draw:caption-point-y="1.039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9.526in" draw:caption-point-x="-0.2402in" draw:caption-point-y="0.6039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9.5276in" draw:caption-point-x="-0.2402in" draw:caption-point-y="0.6024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5287in" draw:caption-point-x="-0.2402in" draw:caption-point-y="0.6012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office:display="true" draw:style-name="gr3" draw:text-style-name="P1" svg:width="1.1413in" svg:height="0.7012in" svg:x="16.1154in" svg:y="9.5366in" draw:caption-point-x="-0.2402in" draw:caption-point-y="0.5929in">
              <dc:date>2017-10-31T00:00:00</dc:date>
              <text:p text:style-name="P2"><text:span text:style-name="T1">Rói loạn tiêu hóa, làm remote, làm <text:s/>được 6h thứ 2, còn 2h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3" table:formula="of:=SUM([.D43:.AH43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9.7705in" draw:caption-point-x="-0.2402in" draw:caption-point-y="0.6071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office:display="true" draw:style-name="gr2" draw:text-style-name="P1" svg:width="1.1413in" svg:height="0.5457in" svg:x="7.9169in" svg:y="10.0394in" draw:caption-point-x="0.1307in" draw:caption-point-y="0.3378in">
              <dc:date>2017-10-13T00:00:00</dc:date>
              <text:p text:style-name="P2"><text:span text:style-name="T1">Đi khám thai lần 4</text:span></text:p>
              <text:p text:style-name="P2"><text:span text:style-name="T1">Có hưởng BHXH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1.0925in" svg:y="9.7768in" draw:caption-point-x="-0.2402in" draw:caption-point-y="0.6008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9.7783in" draw:caption-point-x="-0.2402in" draw:caption-point-y="0.5992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3" table:formula="of:=SUM([.D45:.AH45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0.2614in" draw:caption-point-x="-0.2402in" draw:caption-point-y="0.6118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0.2669in" draw:caption-point-x="-0.2402in" draw:caption-point-y="0.6063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5492in" svg:y="10.2728in" draw:caption-point-x="-0.2402in" draw:caption-point-y="0.6004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3" table:formula="of:=SUM([.D46:.AH46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6.3311in" svg:y="10.5142in" draw:caption-point-x="-0.2402in" draw:caption-point-y="0.6067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3" table:formula="of:=SUM([.D47:.AH47])" office:value-type="float" office:value="3">
            <text:p>3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0.7543in" draw:caption-point-x="-0.2402in" draw:caption-point-y="0.6142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0.7591in" draw:caption-point-x="-0.2402in" draw:caption-point-y="0.6094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10.761in" draw:caption-point-x="-0.2402in" draw:caption-point-y="0.6075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10.7622in" draw:caption-point-x="-0.2402in" draw:caption-point-y="0.6063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10.7618in" draw:caption-point-x="-0.2402in" draw:caption-point-y="0.6067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10.7622in" draw:caption-point-x="-0.2402in" draw:caption-point-y="0.6063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0.7634in" draw:caption-point-x="-0.2402in" draw:caption-point-y="0.6051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10.7638in" draw:caption-point-x="-0.2402in" draw:caption-point-y="0.6047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0.7646in" draw:caption-point-x="-0.2402in" draw:caption-point-y="0.6039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10.765in" draw:caption-point-x="-0.2402in" draw:caption-point-y="0.6035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1791in" svg:y="10.7661in" draw:caption-point-x="-0.2402in" draw:caption-point-y="0.6024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0.7665in" draw:caption-point-x="-0.2402in" draw:caption-point-y="0.602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0.7673in" draw:caption-point-x="-0.2402in" draw:caption-point-y="0.601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5492in" svg:y="10.7681in" draw:caption-point-x="-0.2402in" draw:caption-point-y="0.6004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10.7685in" draw:caption-point-x="-0.2402in" draw:caption-point-y="0.6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0.7693in" draw:caption-point-x="-0.2402in" draw:caption-point-y="0.5992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10.7693in" draw:caption-point-x="-0.2402in" draw:caption-point-y="0.5992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0.7701in" draw:caption-point-x="-0.2402in" draw:caption-point-y="0.5984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0.7713in" draw:caption-point-x="-0.2402in" draw:caption-point-y="0.5972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10.772in" draw:caption-point-x="-0.2402in" draw:caption-point-y="0.5965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0.7728in" draw:caption-point-x="-0.2402in" draw:caption-point-y="0.5957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3" table:formula="of:=SUM([.D48:.AH4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11.0035in" draw:caption-point-x="-0.2402in" draw:caption-point-y="0.6126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0047in" draw:caption-point-x="-0.2402in" draw:caption-point-y="0.6114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1.0067in" draw:caption-point-x="-0.2402in" draw:caption-point-y="0.6094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0094in" draw:caption-point-x="-0.2402in" draw:caption-point-y="0.6067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1.015in" draw:caption-point-x="-0.2402in" draw:caption-point-y="0.6012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8634in" svg:y="11.587in" draw:caption-point-x="-0.1846in" draw:caption-point-y="0.0291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1.0189in" draw:caption-point-x="-0.2402in" draw:caption-point-y="0.5972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6" office:value-type="string">
            <text:p>TuanTQP</text:p>
          </table:table-cell>
          <table:table-cell table:style-name="ce193" table:formula="of:=SUM([.D49:.AH49])" office:value-type="float" office:value="1.5">
            <text:p>1.5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11.2535in" draw:caption-point-x="-0.2402in" draw:caption-point-y="0.6102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252in" draw:caption-point-x="-0.2402in" draw:caption-point-y="0.6118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11.2575in" draw:caption-point-x="-0.2402in" draw:caption-point-y="0.6063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2571in" draw:caption-point-x="-0.2402in" draw:caption-point-y="0.6067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11.2598in" draw:caption-point-x="-0.2402in" draw:caption-point-y="0.6039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1.0925in" svg:y="11.2622in" draw:caption-point-x="-0.2402in" draw:caption-point-y="0.6016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70" office:value-type="string">
            <text:p>VietBA</text:p>
          </table:table-cell>
          <table:table-cell table:style-name="ce193" table:formula="of:=SUM([.D50:.AH50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1.4996in" draw:caption-point-x="-0.2402in" draw:caption-point-y="0.6118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5in" draw:caption-point-x="-0.2402in" draw:caption-point-y="0.6114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502in" draw:caption-point-x="-0.2402in" draw:caption-point-y="0.6094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5047in" draw:caption-point-x="-0.2402in" draw:caption-point-y="0.6067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1.5075in" draw:caption-point-x="-0.2402in" draw:caption-point-y="0.6039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1.5079in" draw:caption-point-x="-0.2402in" draw:caption-point-y="0.6035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1.5094in" draw:caption-point-x="-0.2402in" draw:caption-point-y="0.602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1.513in" draw:caption-point-x="-0.2402in" draw:caption-point-y="0.5984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3" table:formula="of:=SUM([.D51:.AH51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1.7551in" draw:caption-point-x="-0.2402in" draw:caption-point-y="0.6039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1791in" svg:y="11.7567in" draw:caption-point-x="-0.2402in" draw:caption-point-y="0.6024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0"/>
        <table:table-column table:style-name="co26" table:number-columns-repeated="7" table:default-cell-style-name="ce210"/>
        <table:table-column table:style-name="co25" table:number-columns-repeated="16" table:default-cell-style-name="ce210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205" table:number-columns-repeated="8"/>
          <table:table-cell table:style-name="ce211" office:value-type="string" table:number-columns-spanned="2" table:number-rows-spanned="1">
            <text:p>Month</text:p>
          </table:table-cell>
          <table:covered-table-cell table:style-name="ce212"/>
          <table:table-cell table:style-name="ce213" table:content-validation-name="val1" office:value-type="float" office:value="11" table:number-columns-spanned="2" table:number-rows-spanned="1">
            <text:p>11</text:p>
          </table:table-cell>
          <table:covered-table-cell table:style-name="ce212"/>
          <table:table-cell table:style-name="ce211" office:value-type="string" table:number-columns-spanned="2" table:number-rows-spanned="1">
            <text:p>Year</text:p>
          </table:table-cell>
          <table:covered-table-cell table:style-name="ce212"/>
          <table:table-cell table:style-name="ce211" office:value-type="float" office:value="2017" table:number-columns-spanned="2" table:number-rows-spanned="1">
            <text:p>2017</text:p>
          </table:table-cell>
          <table:covered-table-cell table:style-name="ce214"/>
          <table:table-cell table:style-name="ce205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206" table:formula="of:=DATE([.$R$1];[.N1];1)" office:value-type="date" office:date-value="2017-11-01">
            <text:p>01</text:p>
          </table:table-cell>
          <table:table-cell table:style-name="ce206" table:formula="of:=[.D2]+1" office:value-type="date" office:date-value="2017-11-02">
            <text:p>02</text:p>
          </table:table-cell>
          <table:table-cell table:style-name="ce206" table:formula="of:=[.E2]+1" office:value-type="date" office:date-value="2017-11-03">
            <text:p>03</text:p>
          </table:table-cell>
          <table:table-cell table:style-name="ce206" table:formula="of:=[.F2]+1" office:value-type="date" office:date-value="2017-11-04">
            <text:p>04</text:p>
          </table:table-cell>
          <table:table-cell table:style-name="ce206" table:formula="of:=[.G2]+1" office:value-type="date" office:date-value="2017-11-05">
            <text:p>05</text:p>
          </table:table-cell>
          <table:table-cell table:style-name="ce206" table:formula="of:=[.H2]+1" office:value-type="date" office:date-value="2017-11-06">
            <text:p>06</text:p>
          </table:table-cell>
          <table:table-cell table:style-name="ce206" table:formula="of:=[.I2]+1" office:value-type="date" office:date-value="2017-11-07">
            <text:p>07</text:p>
          </table:table-cell>
          <table:table-cell table:style-name="ce206" table:formula="of:=[.J2]+1" office:value-type="date" office:date-value="2017-11-08">
            <text:p>08</text:p>
          </table:table-cell>
          <table:table-cell table:style-name="ce206" table:formula="of:=[.K2]+1" office:value-type="date" office:date-value="2017-11-09">
            <text:p>09</text:p>
          </table:table-cell>
          <table:table-cell table:style-name="ce206" table:formula="of:=[.L2]+1" office:value-type="date" office:date-value="2017-11-10">
            <text:p>10</text:p>
          </table:table-cell>
          <table:table-cell table:style-name="ce206" table:formula="of:=[.M2]+1" office:value-type="date" office:date-value="2017-11-11">
            <text:p>11</text:p>
          </table:table-cell>
          <table:table-cell table:style-name="ce206" table:formula="of:=[.N2]+1" office:value-type="date" office:date-value="2017-11-12">
            <text:p>12</text:p>
          </table:table-cell>
          <table:table-cell table:style-name="ce206" table:formula="of:=[.O2]+1" office:value-type="date" office:date-value="2017-11-13">
            <text:p>13</text:p>
          </table:table-cell>
          <table:table-cell table:style-name="ce206" table:formula="of:=[.P2]+1" office:value-type="date" office:date-value="2017-11-14">
            <text:p>14</text:p>
          </table:table-cell>
          <table:table-cell table:style-name="ce206" table:formula="of:=[.Q2]+1" office:value-type="date" office:date-value="2017-11-15">
            <text:p>15</text:p>
          </table:table-cell>
          <table:table-cell table:style-name="ce206" table:formula="of:=[.R2]+1" office:value-type="date" office:date-value="2017-11-16">
            <text:p>16</text:p>
          </table:table-cell>
          <table:table-cell table:style-name="ce206" table:formula="of:=[.S2]+1" office:value-type="date" office:date-value="2017-11-17">
            <text:p>17</text:p>
          </table:table-cell>
          <table:table-cell table:style-name="ce206" table:formula="of:=[.T2]+1" office:value-type="date" office:date-value="2017-11-18">
            <text:p>18</text:p>
          </table:table-cell>
          <table:table-cell table:style-name="ce206" table:formula="of:=[.U2]+1" office:value-type="date" office:date-value="2017-11-19">
            <text:p>19</text:p>
          </table:table-cell>
          <table:table-cell table:style-name="ce206" table:formula="of:=[.V2]+1" office:value-type="date" office:date-value="2017-11-20">
            <text:p>20</text:p>
          </table:table-cell>
          <table:table-cell table:style-name="ce206" table:formula="of:=[.W2]+1" office:value-type="date" office:date-value="2017-11-21">
            <text:p>21</text:p>
          </table:table-cell>
          <table:table-cell table:style-name="ce206" table:formula="of:=[.X2]+1" office:value-type="date" office:date-value="2017-11-22">
            <text:p>22</text:p>
          </table:table-cell>
          <table:table-cell table:style-name="ce206" table:formula="of:=[.Y2]+1" office:value-type="date" office:date-value="2017-11-23">
            <text:p>23</text:p>
          </table:table-cell>
          <table:table-cell table:style-name="ce206" table:formula="of:=[.Z2]+1" office:value-type="date" office:date-value="2017-11-24">
            <text:p>24</text:p>
          </table:table-cell>
          <table:table-cell table:style-name="ce206" table:formula="of:=[.AA2]+1" office:value-type="date" office:date-value="2017-11-25">
            <text:p>25</text:p>
          </table:table-cell>
          <table:table-cell table:style-name="ce206" table:formula="of:=[.AB2]+1" office:value-type="date" office:date-value="2017-11-26">
            <text:p>26</text:p>
          </table:table-cell>
          <table:table-cell table:style-name="ce206" table:formula="of:=[.AC2]+1" office:value-type="date" office:date-value="2017-11-27">
            <text:p>27</text:p>
          </table:table-cell>
          <table:table-cell table:style-name="ce206" table:formula="of:=[.AD2]+1" office:value-type="date" office:date-value="2017-11-28">
            <text:p>28</text:p>
          </table:table-cell>
          <table:table-cell table:style-name="ce206" table:formula="of:=[.AE2]+1" office:value-type="date" office:date-value="2017-11-29">
            <text:p>29</text:p>
          </table:table-cell>
          <table:table-cell table:style-name="ce206" table:formula="of:=[.AF2]+1" office:value-type="date" office:date-value="2017-11-30">
            <text:p>30</text:p>
          </table:table-cell>
          <table:table-cell table:style-name="ce206" table:formula="of:=[.AG2]+1" office:value-type="date" office:date-value="2017-12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2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204" table:formula="of:=SUM([.D4:.AH4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204" table:formula="of:=SUM([.D5:.AH5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204" table:formula="of:=SUM([.D6:.AH6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204" table:formula="of:=SUM([.D7:.AH7])" office:value-type="float" office:value="1">
            <text:p>1</text:p>
          </table:table-cell>
          <table:table-cell table:style-name="ce208" table:number-columns-repeated="7"/>
          <table:table-cell table:style-name="ce208" office:value-type="float" office:value="1">
            <office:annotation draw:style-name="gr4" draw:text-style-name="P1" svg:width="1.1413in" svg:height="0.3902in" svg:x="5.8421in" svg:y="0.8654in" draw:caption-point-x="-0.2402in" draw:caption-point-y="0.5957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08" table:number-columns-repeated="23"/>
          <table:table-cell table:style-name="ce43" table:number-columns-repeated="952"/>
        </table:table-row>
        <table:table-row table:style-name="ro7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204" table:formula="of:=SUM([.D8:.AH8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204" table:formula="of:=SUM([.D9:.AH9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204" table:formula="of:=SUM([.D10:.AH1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204" table:formula="of:=SUM([.D11:.AH11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204" table:formula="of:=SUM([.D12:.AH12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204" table:formula="of:=SUM([.D13:.AH13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204" table:formula="of:=SUM([.D14:.AH14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204" table:formula="of:=SUM([.D15:.AH15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204" table:formula="of:=SUM([.D16:.AH16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204" table:formula="of:=SUM([.D17:.AH17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204" table:formula="of:=SUM([.D18:.AH18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204" table:formula="of:=SUM([.D19:.AH19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204" table:formula="of:=SUM([.D20:.AH2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204" table:formula="of:=SUM([.D21:.AH21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204" table:formula="of:=SUM([.D22:.AH22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204" table:formula="of:=SUM([.D23:.AH23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04" table:formula="of:=SUM([.D24:.AH24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204" table:formula="of:=SUM([.D25:.AH25])" office:value-type="float" office:value="2">
            <text:p>2</text:p>
          </table:table-cell>
          <table:table-cell table:style-name="ce208" table:number-columns-repeated="12"/>
          <table:table-cell table:style-name="ce208" office:value-type="float" office:value="1">
            <office:annotation draw:style-name="gr6" draw:text-style-name="P1" svg:width="1.1413in" svg:height="0.2634in" svg:x="8.2878in" svg:y="5.3224in" draw:caption-point-x="-0.2402in" draw:caption-point-y="0.5969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5.3224in" draw:caption-point-x="-0.2402in" draw:caption-point-y="0.5969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table:number-columns-repeated="17"/>
          <table:table-cell table:style-name="ce43" table:number-columns-repeated="952"/>
        </table:table-row>
        <table:table-row table:style-name="ro7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04" table:formula="of:=SUM([.D26:.AH26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204" table:formula="of:=SUM([.D27:.AH27])" office:value-type="float" office:value="1">
            <text:p>1</text:p>
          </table:table-cell>
          <table:table-cell table:style-name="ce208" office:value-type="float" office:value="1">
            <office:annotation office:display="true" draw:style-name="gr2" draw:text-style-name="P1" svg:width="1.1413in" svg:height="0.5457in" svg:x="2.6457in" svg:y="5.8209in" draw:caption-point-x="-0.2402in" draw:caption-point-y="0.5937in">
              <dc:date>2017-10-31T00:00:00</dc:date>
              <text:p text:style-name="P2"><text:span text:style-name="T1">Mẹ vào khám bệnh, xin làm remote</text:span></text:p>
            </office:annotation>
            <text:p>1</text:p>
          </table:table-cell>
          <table:table-cell table:style-name="ce208" table:number-columns-repeated="30"/>
          <table:table-cell table:style-name="ce43" table:number-columns-repeated="952"/>
        </table:table-row>
        <table:table-row table:style-name="ro7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04" table:formula="of:=SUM([.D28:.AH28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04" table:formula="of:=SUM([.D29:.AH29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204" table:formula="of:=SUM([.D30:.AH3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204" table:formula="of:=SUM([.D31:.AH31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04" table:formula="of:=SUM([.D32:.AH32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04" table:formula="of:=SUM([.D33:.AH33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04" table:formula="of:=SUM([.D34:.AH34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04" table:formula="of:=SUM([.D35:.AH35])" office:value-type="float" office:value="1"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7.8004in" draw:caption-point-x="-0.2402in" draw:caption-point-y="0.5961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style-name="ce208" table:number-columns-repeated="30"/>
          <table:table-cell table:style-name="ce43" table:number-columns-repeated="952"/>
        </table:table-row>
        <table:table-row table:style-name="ro7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04" table:formula="of:=SUM([.D36:.AH36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204" table:formula="of:=SUM([.D37:.AH37])" office:value-type="float" office:value="5">
            <text:p>5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2803in" draw:caption-point-x="-0.2402in" draw:caption-point-y="0.611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1024in" svg:y="8.2803in" draw:caption-point-x="-0.2402in" draw:caption-point-y="0.611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8.2803in" draw:caption-point-x="-0.2402in" draw:caption-point-y="0.611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4.9287in" svg:y="8.2803in" draw:caption-point-x="-0.2402in" draw:caption-point-y="0.611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5.3854in" svg:y="8.2803in" draw:caption-point-x="-0.2402in" draw:caption-point-y="0.6114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4"/>
          <table:table-cell table:style-name="ce43" table:number-columns-repeated="952"/>
        </table:table-row>
        <table:table-row table:style-name="ro7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204" table:formula="of:=SUM([.D38:.AH38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204" table:formula="of:=SUM([.D39:.AH39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204" table:formula="of:=SUM([.D40:.AH4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204" table:formula="of:=SUM([.D41:.AH41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204" table:formula="of:=SUM([.D42:.AH42])" office:value-type="float" office:value="1.5">
            <text:p>1.5</text:p>
          </table:table-cell>
          <table:table-cell table:style-name="ce208"/>
          <table:table-cell table:style-name="ce208" office:value-type="float" office:value="0.5">
            <office:annotation draw:style-name="gr4" draw:text-style-name="P1" svg:width="1.1413in" svg:height="0.3902in" svg:x="3.1024in" svg:y="9.5331in" draw:caption-point-x="-0.2402in" draw:caption-point-y="0.5969in">
              <dc:date>2017-10-24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9.5331in" draw:caption-point-x="-0.2402in" draw:caption-point-y="0.5969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08" table:number-columns-repeated="28"/>
          <table:table-cell table:style-name="ce43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204" table:formula="of:=SUM([.D43:.AH43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204" table:formula="of:=SUM([.D44:.AH44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204" table:formula="of:=SUM([.D45:.AH45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204" table:formula="of:=SUM([.D46:.AH46])" office:value-type="float" office:value="0.5"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0.5256in" draw:caption-point-x="-0.2402in" draw:caption-point-y="0.5953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style-name="ce208" table:number-columns-repeated="30"/>
          <table:table-cell table:style-name="ce43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204" table:formula="of:=SUM([.D47:.AH47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204" table:formula="of:=SUM([.D48:.AH48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6" office:value-type="string">
            <text:p>TuanTQP</text:p>
          </table:table-cell>
          <table:table-cell table:style-name="ce204" table:formula="of:=SUM([.D49:.AH49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8" office:value-type="float" office:value="47">
            <text:p>47</text:p>
          </table:table-cell>
          <table:table-cell table:style-name="ce70" office:value-type="string">
            <text:p>VietBA</text:p>
          </table:table-cell>
          <table:table-cell table:style-name="ce204" table:formula="of:=SUM([.D50:.AH5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204" table:formula="of:=SUM([.D51:.AH51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9"/>
          <table:table-cell table:number-columns-repeated="27"/>
          <table:table-cell table:style-name="ce209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10/31/2017</text:date>, <text:time>17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0-31">10/31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85</meta:editing-cycles>
    <meta:editing-duration>P3DT11H8M29S</meta:editing-duration>
    <meta:generator>OpenOffice/4.1.3$Win32 OpenOffice.org_project/413m1$Build-9783</meta:generator>
    <dc:date>2017-10-31T17:29:25.42</dc:date>
    <meta:print-date>2017-10-17T15:51:27.81</meta:print-date>
    <dc:creator>Thuy Le</dc:creator>
    <meta:document-statistic meta:table-count="14" meta:cell-count="12373" meta:object-count="0"/>
    <meta:user-defined meta:name="Info 1"/>
    <meta:user-defined meta:name="Info 2"/>
    <meta:user-defined meta:name="Info 3"/>
    <meta:user-defined meta:name="Info 4"/>
  </office:meta>
</office:document-meta>
</file>